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Candara" svg:font-family="Candara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FrankRuehl" svg:font-family="FrankRuehl" style:font-family-generic="roman" style:font-pitch="variable"/>
    <style:font-face style:name="Gulim" svg:font-family="Gulim" style:font-family-generic="roman" style:font-pitch="variable"/>
    <style:font-face style:name="Palatino Linotype" svg:font-family="'Palatino Linotype'" style:font-family-generic="roman" style:font-pitch="variable"/>
    <style:font-face style:name="SimHei" svg:font-family="SimHe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ndara1" svg:font-family="Candara" style:font-family-generic="system" style:font-pitch="variable"/>
    <style:font-face style:name="Corbel1" svg:font-family="Corbel" style:font-family-generic="system" style:font-pitch="variable"/>
    <style:font-face style:name="Courier New1" svg:font-family="'Courier New'" style:font-family-generic="system" style:font-pitch="variable"/>
    <style:font-face style:name="FrankRuehl1" svg:font-family="FrankRuehl" style:font-family-generic="system" style:font-pitch="variable"/>
    <style:font-face style:name="Gulim1" svg:font-family="Gulim" style:font-family-generic="system" style:font-pitch="variable"/>
    <style:font-face style:name="Lohit Hindi" svg:font-family="'Lohit Hindi'" style:font-family-generic="system" style:font-pitch="variable"/>
    <style:font-face style:name="Palatino Linotype1" svg:font-family="'Palatino Linotype'" style:font-family-generic="system" style:font-pitch="variable"/>
    <style:font-face style:name="SimHei1" svg:font-family="SimHe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4" style:family="paragraph" style:parent-style-name="Heading_20_2">
      <style:paragraph-properties fo:line-height="150%"/>
      <style:text-properties style:font-name="Times New Roman" fo:font-size="14pt" style:font-size-asian="14pt" style:font-size-complex="14pt"/>
    </style:style>
    <style:style style:name="P5" style:family="paragraph" style:parent-style-name="Body_20_text">
      <style:paragraph-properties fo:margin-left="0.035cm" fo:margin-right="0cm" fo:margin-top="0cm" fo:margin-bottom="0cm" fo:line-height="150%" fo:keep-together="auto" fo:orphans="0" fo:widows="0" fo:text-indent="0.529cm" style:auto-text-indent="false" fo:background-color="#ffffff" fo:keep-with-next="auto">
        <style:background-image/>
      </style:paragraph-properties>
    </style:style>
    <style:style style:name="P6" style:family="paragraph" style:parent-style-name="Body_20_text">
      <style:paragraph-properties fo:margin-left="0.035cm" fo:margin-right="0.035cm" fo:margin-top="0cm" fo:margin-bottom="0.416cm" fo:line-height="150%" fo:keep-together="auto" fo:orphans="0" fo:widows="0" fo:text-indent="0.529cm" style:auto-text-indent="false" fo:background-color="#ffffff" fo:keep-with-next="auto">
        <style:background-image/>
      </style:paragraph-properties>
    </style:style>
    <style:style style:name="P7" style:family="paragraph" style:parent-style-name="Body_20_text">
      <style:paragraph-properties fo:margin-left="0.035cm" fo:margin-right="0.035cm" fo:margin-top="0cm" fo:margin-bottom="0cm" fo:line-height="150%" fo:keep-together="auto" fo:orphans="0" fo:widows="0" fo:text-indent="0.529cm" style:auto-text-indent="false" fo:background-color="#ffffff" fo:keep-with-next="auto">
        <style:background-image/>
      </style:paragraph-properties>
    </style:style>
    <style:style style:name="P8" style:family="paragraph" style:parent-style-name="Body_20_text">
      <style:paragraph-properties fo:margin-left="0.035cm" fo:margin-right="0.035cm" fo:margin-top="0cm" fo:margin-bottom="0.543cm" fo:line-height="150%" fo:keep-together="auto" fo:orphans="0" fo:widows="0" fo:text-indent="0cm" style:auto-text-indent="false" fo:background-color="#ffffff" fo:keep-with-next="auto">
        <style:background-image/>
      </style:paragraph-properties>
    </style:style>
    <style:style style:name="P9" style:family="paragraph" style:parent-style-name="Body_20_text">
      <style:paragraph-properties fo:margin-left="0.035cm" fo:margin-right="0.035cm" fo:margin-top="0cm" fo:margin-bottom="0cm" fo:line-height="150%" fo:keep-together="auto" fo:orphans="0" fo:widows="0" fo:text-indent="0cm" style:auto-text-indent="false" fo:background-color="#ffffff" fo:keep-with-next="auto">
        <style:background-image/>
      </style:paragraph-properties>
    </style:style>
    <style:style style:name="P10" style:family="paragraph" style:parent-style-name="Body_20_text">
      <style:paragraph-properties fo:margin-left="0.035cm" fo:margin-right="0.035cm" fo:margin-top="0.226cm" fo:margin-bottom="0cm" fo:line-height="150%" fo:keep-together="auto" fo:orphans="0" fo:widows="0" fo:text-indent="0cm" style:auto-text-indent="false" fo:background-color="#ffffff" fo:keep-with-next="auto">
        <style:background-image/>
      </style:paragraph-properties>
    </style:style>
    <style:style style:name="P11" style:family="paragraph" style:parent-style-name="Body_20_text">
      <style:paragraph-properties fo:margin-left="0.035cm" fo:margin-right="0.035cm" fo:margin-top="0cm" fo:margin-bottom="0.36cm" fo:line-height="150%" fo:keep-together="auto" fo:orphans="0" fo:widows="0" fo:text-indent="0cm" style:auto-text-indent="false" fo:background-color="#ffffff" fo:keep-with-next="auto">
        <style:background-image/>
      </style:paragraph-properties>
    </style:style>
    <style:style style:name="P12" style:family="paragraph" style:parent-style-name="Body_20_text">
      <style:paragraph-properties fo:margin-left="0.035cm" fo:margin-right="0.035cm" fo:margin-top="0cm" fo:margin-bottom="0.025cm" fo:line-height="150%" fo:text-align="start" style:justify-single-word="false" fo:keep-together="auto" fo:orphans="0" fo:widows="0" fo:text-indent="0cm" style:auto-text-indent="false" fo:background-color="#ffffff" fo:keep-with-next="auto">
        <style:background-image/>
      </style:paragraph-properties>
      <style:text-properties fo:font-size="14pt" style:font-size-asian="14pt" style:font-size-complex="14pt"/>
    </style:style>
    <style:style style:name="P13" style:family="paragraph" style:parent-style-name="Body_20_text">
      <style:paragraph-properties fo:margin-left="0.035cm" fo:margin-right="0cm" fo:margin-top="0cm" fo:margin-bottom="0.314cm" fo:line-height="150%" fo:keep-together="auto" fo:orphans="0" fo:widows="0" fo:text-indent="0.494cm" style:auto-text-indent="false" fo:background-color="#ffffff" fo:keep-with-next="auto">
        <style:background-image/>
      </style:paragraph-properties>
    </style:style>
    <style:style style:name="P14" style:family="paragraph" style:parent-style-name="Heading_20__23_2_20__28_2_29_">
      <style:paragraph-properties fo:margin-left="2.858cm" fo:margin-right="0cm" fo:margin-top="0cm" fo:margin-bottom="0cm" fo:line-height="150%" fo:keep-together="always" fo:orphans="0" fo:widows="0" fo:text-indent="0cm" style:auto-text-indent="false" fo:background-color="#ffffff" fo:keep-with-next="always">
        <style:background-image/>
      </style:paragraph-properties>
    </style:style>
    <style:style style:name="P15" style:family="paragraph" style:parent-style-name="Body_20_text">
      <style:paragraph-properties fo:margin-left="0.035cm" fo:margin-right="0.035cm" fo:margin-top="0cm" fo:margin-bottom="0.205cm" fo:line-height="150%" fo:keep-together="auto" fo:orphans="0" fo:widows="0" fo:text-indent="0.494cm" style:auto-text-indent="false" fo:background-color="#ffffff" fo:keep-with-next="auto">
        <style:background-image/>
      </style:paragraph-properties>
    </style:style>
    <style:style style:name="P16" style:family="paragraph" style:parent-style-name="Heading_20__23_1">
      <style:paragraph-properties fo:margin-left="0.071cm" fo:margin-right="0cm" fo:margin-top="0cm" fo:margin-bottom="0cm" fo:line-height="150%" fo:keep-together="always" fo:orphans="0" fo:widows="0" fo:text-indent="0cm" style:auto-text-indent="false" fo:background-color="#ffffff" fo:keep-with-next="always">
        <style:background-image/>
      </style:paragraph-properties>
    </style:style>
    <style:style style:name="P17" style:family="paragraph" style:parent-style-name="Body_20_text_20__28_3_29_">
      <style:paragraph-properties fo:margin-left="4.763cm" fo:margin-right="0cm" fo:margin-top="0cm" fo:margin-bottom="0cm" fo:line-height="150%" fo:keep-together="auto" fo:orphans="0" fo:widows="0" fo:text-indent="0cm" style:auto-text-indent="false" fo:background-color="#ffffff" fo:keep-with-next="auto">
        <style:tab-stops>
          <style:tab-stop style:position="11.502cm" style:type="right"/>
        </style:tab-stops>
        <style:background-image/>
      </style:paragraph-properties>
    </style:style>
    <style:style style:name="P18" style:family="paragraph" style:parent-style-name="Standard">
      <style:paragraph-properties fo:line-height="150%"/>
      <style:text-properties style:font-name="Times New Roman" fo:font-size="14pt" fo:font-weight="bold" style:font-size-asian="14pt" style:font-size-complex="14pt"/>
    </style:style>
    <style:style style:name="P19" style:family="paragraph" style:parent-style-name="Text_20_body">
      <style:paragraph-properties fo:margin-left="0.035cm" fo:margin-right="0cm" fo:margin-top="0cm" fo:margin-bottom="0.148cm" fo:line-height="150%" fo:orphans="0" fo:widows="0" fo:text-indent="0cm" style:auto-text-indent="false" fo:background-color="#ffffff"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20" style:family="paragraph" style:parent-style-name="Heading_20__23_1" style:master-page-name="Standard">
      <style:paragraph-properties fo:margin-left="0.035cm" fo:margin-right="0cm" fo:margin-top="0cm" fo:margin-bottom="0.148cm" fo:line-height="150%" fo:keep-together="always" fo:orphans="0" fo:widows="0" fo:text-indent="0cm" style:auto-text-indent="false" style:page-number="auto" fo:background-color="#ffffff" fo:keep-with-next="always">
        <style:background-image/>
      </style:paragraph-properties>
    </style:style>
    <style:style style:name="P21" style:family="paragraph" style:parent-style-name="Heading_20__23_1">
      <style:paragraph-properties fo:margin-left="0.035cm" fo:margin-right="0cm" fo:margin-top="0cm" fo:margin-bottom="0.148cm" fo:line-height="150%" fo:orphans="0" fo:widows="0" fo:text-indent="0cm" style:auto-text-indent="false" fo:background-color="#ffffff"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22" style:family="paragraph" style:parent-style-name="Body_20_text">
      <style:paragraph-properties fo:margin-left="0.035cm" fo:margin-right="0.035cm" fo:margin-top="0cm" fo:margin-bottom="0.416cm" fo:line-height="150%" fo:keep-together="auto" fo:orphans="0" fo:widows="0" fo:text-indent="0cm" style:auto-text-indent="false" fo:background-color="#ffffff" fo:keep-with-next="auto"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23" style:family="paragraph" style:parent-style-name="Body_20_text" style:master-page-name="Standard">
      <style:paragraph-properties fo:margin-left="0.035cm" fo:margin-right="0.035cm" fo:margin-top="0cm" fo:margin-bottom="0.166cm" fo:line-height="150%" fo:keep-together="auto" fo:orphans="0" fo:widows="0" fo:text-indent="0cm" style:auto-text-indent="false" style:page-number="auto" fo:background-color="#ffffff" fo:keep-with-next="auto">
        <style:background-image/>
      </style:paragraph-properties>
    </style:style>
    <style:style style:name="P24" style:family="paragraph" style:parent-style-name="Body_20_text">
      <style:paragraph-properties fo:margin-left="0.035cm" fo:margin-right="0cm" fo:margin-top="0cm" fo:margin-bottom="0.603cm" fo:line-height="150%" fo:keep-together="auto" fo:orphans="0" fo:widows="0" fo:text-indent="0cm" style:auto-text-indent="false" fo:background-color="#ffffff" fo:keep-with-next="auto">
        <style:tab-stops>
          <style:tab-stop style:position="8.306cm" style:type="right"/>
          <style:tab-stop style:position="8.874cm" style:type="right"/>
          <style:tab-stop style:position="10.673cm" style:type="right"/>
          <style:tab-stop style:position="11.474cm" style:type="right"/>
        </style:tab-stops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25" style:family="paragraph" style:parent-style-name="Body_20_text">
      <style:paragraph-properties fo:margin-left="0.035cm" fo:margin-right="0cm" fo:margin-top="0cm" fo:margin-bottom="0cm" fo:line-height="150%" fo:keep-together="auto" fo:orphans="0" fo:widows="0" fo:text-indent="0cm" style:auto-text-indent="false" fo:background-color="#ffffff" fo:keep-with-next="auto">
        <style:tab-stops>
          <style:tab-stop style:position="2.046cm" style:type="center"/>
          <style:tab-stop style:position="2.616cm" style:type="right"/>
          <style:tab-stop style:position="2.727cm"/>
          <style:tab-stop style:position="4.408cm" style:type="center"/>
          <style:tab-stop style:position="5.77cm" style:type="center"/>
        </style:tab-stops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26" style:family="paragraph" style:parent-style-name="Body_20_text">
      <style:paragraph-properties fo:margin-left="0.035cm" fo:margin-right="0cm" fo:margin-top="0cm" fo:margin-bottom="0.235cm" fo:line-height="150%" fo:keep-together="auto" fo:orphans="0" fo:widows="0" fo:text-indent="0cm" style:auto-text-indent="false" fo:background-color="#ffffff" fo:keep-with-next="auto"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27" style:family="paragraph" style:parent-style-name="Body_20_text">
      <style:paragraph-properties fo:margin-left="0.035cm" fo:margin-right="0cm" fo:margin-top="0cm" fo:margin-bottom="0.367cm" fo:line-height="150%" fo:keep-together="auto" fo:orphans="0" fo:widows="0" fo:text-indent="0cm" style:auto-text-indent="false" fo:background-color="#ffffff" fo:keep-with-next="auto"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28" style:family="paragraph" style:parent-style-name="Body_20_text">
      <style:paragraph-properties fo:margin-left="5.362cm" fo:margin-right="0cm" fo:margin-top="0cm" fo:margin-bottom="0cm" fo:line-height="150%" fo:text-align="start" style:justify-single-word="false" fo:keep-together="auto" fo:orphans="0" fo:widows="0" fo:text-indent="0cm" style:auto-text-indent="false" fo:background-color="#ffffff" fo:keep-with-next="auto"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29" style:family="paragraph" style:parent-style-name="Body_20_text">
      <style:paragraph-properties fo:margin-left="0cm" fo:margin-right="0cm" fo:margin-top="0cm" fo:margin-bottom="0.473cm" fo:line-height="150%" fo:keep-together="auto" fo:orphans="0" fo:widows="0" fo:text-indent="0cm" style:auto-text-indent="false" fo:background-color="#ffffff" fo:keep-with-next="auto">
        <style:tab-stops>
          <style:tab-stop style:position="11.502cm" style:type="right"/>
        </style:tab-stops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30" style:family="paragraph" style:parent-style-name="Body_20_text">
      <style:paragraph-properties fo:margin-left="3.704cm" fo:margin-right="0cm" fo:margin-top="0cm" fo:margin-bottom="0.155cm" fo:line-height="150%" fo:keep-together="auto" fo:orphans="0" fo:widows="0" fo:text-indent="0cm" style:auto-text-indent="false" fo:background-color="#ffffff" fo:keep-with-next="auto">
        <style:tab-stops>
          <style:tab-stop style:position="11.516cm" style:type="right"/>
        </style:tab-stops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31" style:family="paragraph" style:parent-style-name="Body_20_text">
      <style:paragraph-properties fo:margin-left="0.529cm" fo:margin-right="0cm" fo:margin-top="0cm" fo:margin-bottom="0.041cm" fo:line-height="150%" fo:text-align="start" style:justify-single-word="false" fo:keep-together="auto" fo:orphans="0" fo:widows="0" fo:text-indent="0cm" style:auto-text-indent="false" fo:background-color="#ffffff" fo:keep-with-next="auto"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32" style:family="paragraph" style:parent-style-name="Body_20_text_20__28_2_29_">
      <style:paragraph-properties fo:margin-left="0cm" fo:margin-right="0cm" fo:margin-top="0cm" fo:margin-bottom="0.18cm" fo:line-height="150%" fo:keep-together="auto" fo:orphans="0" fo:widows="0" fo:text-indent="0cm" style:auto-text-indent="false" fo:background-color="#ffffff" fo:keep-with-next="auto"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33" style:family="paragraph" style:parent-style-name="Body_20_text_20__28_2_29_">
      <style:paragraph-properties fo:margin-left="4.657cm" fo:margin-right="0cm" fo:margin-top="0cm" fo:margin-bottom="0.169cm" fo:line-height="150%" fo:text-align="justify" style:justify-single-word="false" fo:keep-together="auto" fo:orphans="0" fo:widows="0" fo:text-indent="0cm" style:auto-text-indent="false" fo:background-color="#ffffff" fo:keep-with-next="auto">
        <style:tab-stops>
          <style:tab-stop style:position="11.474cm" style:type="right"/>
        </style:tab-stops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34" style:family="paragraph" style:parent-style-name="Body_20_text_20__28_2_29_">
      <style:paragraph-properties fo:margin-left="0.071cm" fo:margin-right="0cm" fo:margin-top="0cm" fo:margin-bottom="0cm" fo:line-height="150%" fo:text-align="center" style:justify-single-word="false" fo:keep-together="auto" fo:orphans="0" fo:widows="0" fo:text-indent="0cm" style:auto-text-indent="false" fo:background-color="#ffffff" fo:keep-with-next="auto"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35" style:family="paragraph" style:parent-style-name="Heading_20__23_2">
      <style:paragraph-properties fo:margin-left="0cm" fo:margin-right="0cm" fo:margin-top="0cm" fo:margin-bottom="0.069cm" fo:line-height="150%" fo:keep-together="always" fo:orphans="0" fo:widows="0" fo:text-indent="0cm" style:auto-text-indent="false" fo:background-color="#ffffff" fo:keep-with-next="always"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36" style:family="paragraph" style:parent-style-name="Heading_20__23_2">
      <style:paragraph-properties fo:margin-left="0cm" fo:margin-right="0cm" fo:margin-top="0cm" fo:margin-bottom="0.048cm" fo:line-height="150%" fo:keep-together="always" fo:orphans="0" fo:widows="0" fo:text-indent="0cm" style:auto-text-indent="false" fo:background-color="#ffffff" fo:keep-with-next="always">
        <style:tab-stops>
          <style:tab-stop style:position="4.408cm" style:type="center"/>
          <style:tab-stop style:position="5.77cm" style:type="center"/>
          <style:tab-stop style:position="6.481cm"/>
          <style:tab-stop style:position="8.292cm" style:type="right"/>
          <style:tab-stop style:position="11.502cm" style:type="right"/>
        </style:tab-stops>
        <style:background-image/>
      </style:paragraph-properties>
      <style:text-properties fo:color="#000000" style:text-position="0% 0%" style:font-name="Times New Roman" fo:font-size="14pt" fo:language="ru" fo:country="RU" style:font-size-asian="14pt" style:font-size-complex="14pt" style:text-scale="100%"/>
    </style:style>
    <style:style style:name="P37" style:family="paragraph" style:parent-style-name="Body_20_text_20__28_3_29_">
      <style:paragraph-properties fo:margin-left="0.035cm" fo:margin-right="0cm" fo:margin-top="0cm" fo:margin-bottom="0.081cm" fo:line-height="150%" fo:keep-together="auto" fo:orphans="0" fo:widows="0" fo:text-indent="0cm" style:auto-text-indent="false" fo:background-color="#ffffff" fo:keep-with-next="auto">
        <style:background-image/>
      </style:paragraph-properties>
      <style:text-properties fo:color="#000000" style:text-position="0% 0%" style:font-name="Times New Roman" fo:font-size="14pt" fo:language="ru" fo:country="RU" style:font-size-asian="14pt" style:font-size-complex="14pt" style:text-scale="100%"/>
    </style:style>
    <style:style style:name="P38" style:family="paragraph" style:parent-style-name="Body_20_text_20__28_4_29_">
      <style:paragraph-properties fo:margin-left="2.963cm" fo:margin-right="0cm" fo:margin-top="0cm" fo:margin-bottom="1.658cm" fo:line-height="150%" fo:keep-together="auto" fo:orphans="0" fo:widows="0" fo:text-indent="0cm" style:auto-text-indent="false" fo:background-color="#ffffff" fo:keep-with-next="auto">
        <style:tab-stops>
          <style:tab-stop style:position="7.281cm" style:leader-style="solid" style:leader-text="-"/>
        </style:tab-stops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39" style:family="paragraph" style:parent-style-name="Body_20_text_20__28_4_29_">
      <style:paragraph-properties fo:margin-left="0.035cm" fo:margin-right="0cm" fo:margin-top="0cm" fo:margin-bottom="1.778cm" fo:line-height="150%" fo:keep-together="auto" fo:orphans="0" fo:widows="0" fo:text-indent="0cm" style:auto-text-indent="false" fo:background-color="#ffffff" fo:keep-with-next="auto">
        <style:background-image/>
      </style:paragraph-properties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P40" style:family="paragraph" style:parent-style-name="Body_20_text_20__28_4_29_">
      <style:paragraph-properties fo:margin-left="0cm" fo:margin-right="0.423cm" fo:margin-top="0cm" fo:margin-bottom="0cm" fo:line-height="150%" fo:keep-together="auto" fo:orphans="0" fo:widows="0" fo:text-indent="0cm" style:auto-text-indent="false" fo:background-color="#ffffff" fo:keep-with-next="auto">
        <style:background-image/>
      </style:paragraph-properties>
      <style:text-properties fo:color="#000000" style:text-position="0% 0%" style:font-name="Times New Roman" fo:font-size="14pt" fo:language="ru" fo:country="RU" style:font-size-asian="14pt" style:font-size-complex="14pt" style:text-scale="100%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color="#000000" style:text-position="0% 0%" style:font-name="Times New Roman" fo:font-size="14pt" fo:letter-spacing="normal" fo:language="ru" fo:country="RU" style:font-size-asian="14pt" style:font-size-complex="14pt" style:text-scale="100%"/>
    </style:style>
    <style:style style:name="T4" style:family="text">
      <style:text-properties fo:color="#000000" style:text-position="0% 0%" style:font-name="Times New Roman" fo:font-size="14pt" fo:letter-spacing="normal" fo:language="ru" fo:country="RU" fo:font-weight="normal" style:font-size-asian="14pt" style:font-weight-asian="normal" style:font-size-complex="14pt" style:font-weight-complex="normal" style:text-scale="100%"/>
    </style:style>
    <style:style style:name="T5" style:family="text">
      <style:text-properties fo:color="#000000" style:text-position="0% 0%" style:font-name="Times New Roman" fo:font-size="14pt" fo:language="ru" fo:country="RU" fo:font-weight="bold" style:font-size-asian="14pt" style:font-size-complex="14pt" style:text-scale="100%"/>
    </style:style>
    <style:style style:name="T6" style:family="text">
      <style:text-properties fo:color="#000000" style:text-position="0% 0%" style:font-name="Times New Roman" fo:letter-spacing="normal" fo:language="ru" fo:country="RU" fo:font-weight="normal" style:font-weight-asian="normal" style:font-weight-complex="normal" style:text-scale="100%"/>
    </style:style>
    <style:style style:name="T7" style:family="text">
      <style:text-properties style:text-position="super 58%" style:font-name="Times New Roman" fo:font-size="14pt" style:font-size-asian="14pt" style:font-size-complex="14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2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a xlink:type="simple" xlink:href="http://www.cleverstudents.ru/finding_the_inverse_matrix.html">http://www.cleverstudents.ru/finding_the_inverse_matrix.html</text:a><text:span text:style-name="T3"><text:line-break/></text:span>Под аппроксимацией обычно подразумевается описание некоторой, порой не заданной явно, зависимости или совокупности представляющих ее данных с помощью другой, обычно более простой или более единообразной зависимости. Часто данные находятся в виде отдельных узловых точек, координаты которых задаются таблицей данных.</text:h>
      <text:p text:style-name="Text_20_body">Результат аппроксимации может не проходить через узловые точки. Напротив, задача интерполяции – найти данные в окрестности узловых точек. Для этого используются подходящие функции, значения которых в узловых точках совпадают с координатами этих точек. Например, при <text:span text:style-name="Strong_20_Emphasis">линейной интерполяции</text:span> зависимости <text:span text:style-name="Strong_20_Emphasis">у(х)</text:span> узловые точки соединяются друг с другом отрезками прямых и считается, что искомые промежуточные точки расположены на этих отрезках.</text:p>
      <text:p text:style-name="Text_20_body">Для повышения точности интерполяции применяют параболы (квадратичная интерполяция) или полиномы более высокой степени (полиномиальная интерполяция). Для обработки данных MATLAB использует различные функции интерполяции и аппроксимации данных. Набор таких функций вместе с несколькими вспомогательными функциями описан в этом разделе.</text:p>
      <text:p text:style-name="P19">Полиномиальная регрессия означает приближение данных (xi, yi) полиномом k-й степени А(х)=а+bх+сх2+dх3+…+hxk (рис. 15.14). При k=1 полином является прямой линией, при k=2 – параболой, при k=3 – кубической параболой и т. д. Как правило, на практике применяются k&lt;5.</text:p>
      <text:p text:style-name="Text_20_body">Для построения регрессии полиномом k-й степени необходимо наличие по крайней мере (k+1) точек данных.</text:p>
      <text:h text:style-name="P21" text:outline-level="1"><text:line-break/><text:bookmark-start text:name="bookmark0"/>Метод наименьших квадратов<text:bookmark-end text:name="bookmark0"/></text:h>
      <text:p text:style-name="P6"><text:span text:style-name="T3">Подбор кривой для множества точек представляет собой важное применение симметричных положительно определенных матриц. Предположим, что нам дано множество из </text:span><text:span text:style-name="Body_20_text_20__2b__20_Italic"><text:span text:style-name="T8">т</text:span></text:span><text:span text:style-name="T3"> точек</text:span></text:p>
      <text:p text:style-name="P32"/>
      <text:p text:style-name="P22">где значения ?/, содержат ошибки измерений. Мы хотим найти функцию ^(х), такую что ошибки аппроксимации</text:p>
      <text:p text:style-name="P33"><text:tab/>(28.31)</text:p>
      <text:p text:style-name="P8"><text:span text:style-name="T3">малы при г = </text:span><text:span text:style-name="Body_20_text_20__2b__20_Spacing_20_7_20_pt"><text:span text:style-name="T8">1,2Вид</text:span></text:span><text:span text:style-name="T3"> функции </text:span><text:span text:style-name="Body_20_text_20__2b__20_Italic"><text:span text:style-name="T8">Р</text:span></text:span><text:span text:style-name="T3"> зависит от рассматриваемой задачи, и здесь мы будем считать, что она имеет вид линейной взвешенной суммы</text:span></text:p>
      <text:h text:style-name="P35" text:outline-level="2"/>
      <text:p text:style-name="P9"><text:span text:style-name="T3">где количество слагаемых п и набор </text:span><text:span text:style-name="Body_20_text_20__2b__20_Italic"><text:span text:style-name="T8">базисных функций</text:span></text:span><text:span text:style-name="T3"> (Ъа515 Ашсиоп$) /; выбираются на </text:span><text:soft-page-break/><text:span text:style-name="T3">основе знаний о рассматриваемой задаче. Зачастую в качестве базисных функций выбираются (х) = х*-1, т.е. функция </text:span><text:span text:style-name="Body_20_text_20__2b__20_Italic"><text:span text:style-name="T8">Р</text:span></text:span><text:span text:style-name="T3"> представляет собой полином степени </text:span><text:span text:style-name="Body_20_text_20__2b__20_Italic"><text:span text:style-name="T8">п</text:span></text:span><text:span text:style-name="T3"> — 1:</text:span></text:p>
      <text:p text:style-name="P38"/>
      <text:p text:style-name="P24"/>
      <text:p text:style-name="P7"><text:span text:style-name="T3">При </text:span><text:span text:style-name="Body_20_text_20__2b__20_Italic"><text:span text:style-name="T8">п = т</text:span></text:span><text:span text:style-name="T3"> можно найти функцию </text:span><text:span text:style-name="Body_20_text_20__2b__20_Italic"><text:span text:style-name="T8">Р,</text:span></text:span><text:span text:style-name="T3"> которая удовлетворяет соотношению (28.31) с нулевыми погрешностями. Такой выбор функции </text:span><text:span text:style-name="Body_20_text_20__2b__20_Italic"><text:span text:style-name="T8">Р</text:span></text:span><text:span text:style-name="T3"> не слишком удачен, так как помимо данных он учитывает и весь “шум”, что приводит к плохим результатам при использовании </text:span><text:span text:style-name="Body_20_text_20__2b__20_Italic"><text:span text:style-name="T8">Р</text:span></text:span><text:span text:style-name="T3"> для предсказания значения </text:span><text:span text:style-name="Body_20_text_20__2b__20_Italic"><text:span text:style-name="T8">у</text:span></text:span><text:span text:style-name="T3"> для некоторого </text:span><text:span text:style-name="Body_20_text_20__2b__20_Italic"><text:span text:style-name="T8">х, </text:span></text:span><text:span text:style-name="T3">измерения для которого еще не выполнялись. Обычно гораздо лучшие результаты получаются при </text:span><text:span text:style-name="Body_20_text_20__2b__20_Italic"><text:span text:style-name="T8">п</text:span></text:span><text:span text:style-name="T3"> значительно меньшем, чем т, поскольку тогда есть надежда отфильтровать шум, вносимый ошибками измерений. Для выбора значения п имеются определенные теоретические предпосылки, но данная тема лежит за пределами нашей книги. В любом случае, когда п выбрано, мы получаем переопределенную систему линейных уравнений, приближенное решение которой хотим найти. Сейчас мы покажем, каким образом это можно сделать.</text:span></text:p>
      <text:p text:style-name="P5"><text:span text:style-name="T4">Пусть </text:span><text:span text:style-name="Body_20_text_20__2b__20_Italic"><text:span text:style-name="T9">А</text:span></text:span><text:span text:style-name="T4"> — матрица значений базисных функций в заданных точках:</text:span></text:p>
      <text:p text:style-name="P1"/>
      <text:p text:style-name="P18"/>
      <text:p text:style-name="P13"><text:span text:style-name="T3">Пусть </text:span><text:span text:style-name="Body_20_text_20__2b__20_Bold_2c_Italic_2c_Spacing_20_0_20_pt"><text:span text:style-name="T8">А —</text:span></text:span><text:span text:style-name="T3"> матрица значений базисных функций в заданных точках:</text:span></text:p>
      <text:h text:style-name="P36" text:outline-level="2"/>
      <text:p text:style-name="P25">те. ау =<text:tab/>(х*),<text:tab/>и<text:tab/>пусть с<text:tab/>= (с*) —<text:tab/>искомый вектор коэффициентов размером п.</text:p>
      <text:p text:style-name="P26">Тогда</text:p>
      <text:p text:style-name="P10"><text:span text:style-name="T3">представляет собой вектор размера </text:span><text:span text:style-name="Body_20_text_20__2b__20_Bold_2c_Italic_2c_Spacing_20_0_20_pt"><text:span text:style-name="T8">т</text:span></text:span><text:span text:style-name="T3"> “предсказанных значений” г/, а вектор </text:span><text:span text:style-name="Body_20_text_20__2b__20_Bold_2c_Italic_2c_Spacing_20_0_20_pt"><text:span text:style-name="T8">т)</text:span></text:span><text:span text:style-name="T3"> = </text:span><text:span text:style-name="Body_20_text_20__2b__20_Bold_2c_Italic_2c_Spacing_20_0_20_pt"><text:span text:style-name="T8">= Ас — у —</text:span></text:span><text:span text:style-name="T3"> вектор </text:span><text:span text:style-name="Body_20_text_20__2b__20_Bold_2c_Italic_2c_Spacing_20_0_20_pt"><text:span text:style-name="T8">невязок</text:span></text:span><text:span text:style-name="T3"> (аррпштайоп еггог) размера т.</text:span></text:p>
      <text:p text:style-name="P15"><text:span text:style-name="T3">Для минимизации ошибок приближения мы будем минимизировать норму вектора ошибок </text:span><text:span text:style-name="Body_20_text_20__2b__20_Bold_2c_Italic_2c_Spacing_20_0_20_pt"><text:span text:style-name="T8">т],</text:span></text:span><text:span text:style-name="T3"> что отражено в названии “решение по методу </text:span><text:span text:style-name="Body_20_text_20__2b__20_Bold_2c_Italic_2c_Spacing_20_0_20_pt"><text:span text:style-name="T8">наименьших квадратов</text:span></text:span><text:span text:style-name="T3">” :</text:span></text:p>
      <text:p text:style-name="P28"/>
      <text:p text:style-name="P27">Поскольку</text:p>
      <text:p text:style-name="P37"/>
      <text:p text:style-name="P39"/>
      <text:p text:style-name="P29"><text:soft-page-break/></text:p>
      <text:p text:style-name="P11"><text:span text:style-name="T3">мы можем минимизировать Ц</text:span><text:span text:style-name="Body_20_text_20__2b__20_Corbel_2c_10_20_pt_2c_Scale_20_40_25_"><text:span text:style-name="T8">17</text:span></text:span><text:span text:style-name="T3">Ц, дифференцируя </text:span><text:span text:style-name="Body_20_text_20__2b__20_Corbel_2c_Bold_2c_Scale_20_60_25_"><text:span text:style-name="T8">Ц77Ц</text:span></text:span><text:span text:style-name="Body_20_text_20__2b__20_Corbel_2c_Bold_2c_Scale_20_60_25_"><text:span text:style-name="T7">2</text:span></text:span><text:span text:style-name="Body_20_text_20__2b__20_Corbel_2c_Bold_2c_Scale_20_60_25_"><text:span text:style-name="T8"> </text:span></text:span><text:span text:style-name="T3">по всем </text:span><text:span text:style-name="Body_20_text_20__2b__20_Bold_2c_Italic_2c_Spacing_20_0_20_pt"><text:span text:style-name="T8">сь</text:span></text:span><text:span text:style-name="T3"> и приравнивая полученные производные к </text:span><text:span text:style-name="Body_20_text_20__2b__20_Corbel_2c_10_20_pt_2c_Scale_20_40_25_"><text:span text:style-name="T8">0</text:span></text:span><text:span text:style-name="T3">:</text:span></text:p>
      <text:h text:style-name="P14" text:outline-level="2"><text:span text:style-name="Heading_20__23_2_20__28_2_29__20__2b__20_Corbel_2c_10_20_pt_2c_Scale_20_40_25_"><text:span text:style-name="T3"/></text:span></text:h>
      <text:p text:style-name="P9"><text:span text:style-name="T3">п уравнений (28.32) эквивалентны одному матричному уравнению (Л с - у)т Л = = 0, которое эквивалентно (см. упражнение 28.1-2) уравнению </text:span><text:span text:style-name="Body_20_text_20__2b__20_Bold_2c_Italic_2c_Spacing_20_0_20_pt"><text:span text:style-name="T8">А</text:span></text:span><text:span text:style-name="Body_20_text_20__2b__20_Bold_2c_Italic_2c_Spacing_20_0_20_pt"><text:span text:style-name="T7">Т</text:span></text:span><text:span text:style-name="Body_20_text_20__2b__20_Bold_2c_Italic_2c_Spacing_20_0_20_pt"><text:span text:style-name="T8"> (Ас - у)</text:span></text:span><text:span text:style-name="T3"> = О, откуда вытекает</text:span></text:p>
      <text:p text:style-name="P17"><text:span text:style-name="T5">АтАс=Ату.</text:span><text:span text:style-name="Body_20_text_20__28_3_29__20__2b__20_Not_20_Bold_2c_Not_20_Italic_2c_Spacing_20_0_20_pt"><text:span text:style-name="T10"><text:tab/>(28.33)</text:span></text:span></text:p>
      <text:p text:style-name="P18"/>
      <text:p text:style-name="P23"><text:span text:style-name="T3">и если </text:span><text:span text:style-name="Body_20_text_20__2b__20_Italic"><text:span text:style-name="T8">А</text:span></text:span><text:span text:style-name="T3"> имеет полный столбцовый ранг, то по теореме 28.6 матрица </text:span><text:span text:style-name="Body_20_text_20__2b__20_Italic"><text:span text:style-name="T8">А</text:span></text:span><text:span text:style-name="Body_20_text_20__2b__20_Italic"><text:span text:style-name="T7">Т</text:span></text:span><text:span text:style-name="Body_20_text_20__2b__20_Italic"><text:span text:style-name="T8">А</text:span></text:span><text:span text:style-name="T3"> положительно определенная. Следовательно, существует обратная матрица (ЛТЛ)-1, и решение уравнения (28.33) имеет вид</text:span></text:p>
      <text:p text:style-name="P30"/>
      <text:p text:style-name="P9"><text:span text:style-name="Body_20_text_20__2b__20_Italic"><text:span text:style-name="T8">псевдообратная</text:span></text:span><text:span text:style-name="T3"> <text:s/>к </text:span><text:span text:style-name="Body_20_text_20__2b__20_Italic"><text:span text:style-name="T8">А</text:span></text:span><text:span text:style-name="T3"> матрица. Псевдообратная матрица является естественным обобщением обратной матрицы для случая, когда исходная матрица не является квадратной (сравните уравнение (28.34), дающее приближенное решение уравнения </text:span><text:span text:style-name="Body_20_text_20__2b__20_Italic"><text:span text:style-name="T8">Ас</text:span></text:span><text:span text:style-name="T3"> = </text:span><text:span text:style-name="Body_20_text_20__2b__20_Italic"><text:span text:style-name="T8">у</text:span></text:span><text:span text:style-name="T3"> с точным решением </text:span><text:span text:style-name="Body_20_text_20__2b__20_Italic_2c_Spacing_20_1_20_pt"><text:span text:style-name="T8">А~</text:span></text:span><text:span text:style-name="Body_20_text_20__2b__20_Italic_2c_Spacing_20_1_20_pt"><text:span text:style-name="T7">Х</text:span></text:span><text:span text:style-name="Body_20_text_20__2b__20_Italic_2c_Spacing_20_1_20_pt"><text:span text:style-name="T8">Ь</text:span></text:span><text:span text:style-name="T3"> уравнения </text:span><text:span text:style-name="Body_20_text_20__2b__20_Italic_2c_Spacing_20_1_20_pt"><text:span text:style-name="T8">Ах — Ъ).</text:span></text:span></text:p>
      <text:p text:style-name="P31">В качестве примера рассмотрим пять экспериментальных точек</text:p>
      <text:p text:style-name="P40"/>
      <text:h text:style-name="P16" text:outline-level="1"><text:bookmark-start text:name="bookmark02"/><text:span text:style-name="T3">(*2,У2)</text:span><text:span text:style-name="Heading_20__23_1_20__2b__20_9.5_20_pt_2c_Bold_2c_Not_20_Italic"><text:span text:style-name="T11"> = </text:span></text:span><text:span text:style-name="Heading_20__23_1_20__2b__20_Not_20_Italic_2c_Spacing_20_2_20_pt"><text:span text:style-name="T11">(</text:span></text:span><text:span text:style-name="Heading_20__23_1_20__2b__20_Bold_2c_Not_20_Italic"><text:span text:style-name="T12">1</text:span></text:span><text:span text:style-name="Heading_20__23_1_20__2b__20_Not_20_Italic_2c_Spacing_20_2_20_pt"><text:span text:style-name="T11">,</text:span></text:span><text:span text:style-name="Heading_20__23_1_20__2b__20_Bold_2c_Not_20_Italic"><text:span text:style-name="T12">1</text:span></text:span><text:span text:style-name="Heading_20__23_1_20__2b__20_Not_20_Italic_2c_Spacing_20_2_20_pt"><text:span text:style-name="T11">),</text:span></text:span><text:bookmark-end text:name="bookmark02"/></text:h>
      <text:p text:style-name="P34"/>
      <text:p text:style-name="P12"><text:span text:style-name="T6">которые показаны на рис. 28.3 черным цветом. Мы хотим найти приближение экспериментальных данных квадратичным полиномом </text:span><text:span text:style-name="Body_20_text_20__2b__20_Italic_2c_Spacing_20_1_20_pt"><text:span text:style-name="T9">Г</text:span></text:span><text:span text:style-name="T6"> (х) </text:span><text:span text:style-name="Body_20_text_20__2b__20_Candara_2c_7.5_20_pt"><text:span text:style-name="T9">= С1 </text:span></text:span><text:span text:style-name="T6">4- </text:span><text:span text:style-name="Body_20_text_20__2b__20_Italic_2c_Spacing_20_1_20_pt"><text:span text:style-name="T9">с?х</text:span></text:span><text:span text:style-name="T6"> + </text:span><text:span text:style-name="Body_20_text_20__2b__20_Italic_2c_Spacing_20_1_20_pt"><text:span text:style-name="T9">сзх</text:span></text:span><text:span text:style-name="T6">2. Начнем с матрицы значений базисных функций: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"><text:span text:style-name="T1">Матрица </text:span><text:span text:style-name="T1"><draw:frame draw:style-name="fr1" draw:name="Графический объект1" text:anchor-type="as-char" svg:width="0.82cm" svg:height="0.82cm" draw:z-index="0"><draw:image xlink:href="http://www.cleverstudents.ru/theory/images/finding_the_inverse_matrix/Ainverse.png" xlink:type="simple" xlink:show="embed" xlink:actuate="onLoad"/></draw:frame></text:span><text:span text:style-name="T1"> называется обратной для матрицы </text:span><text:span text:style-name="T1"><draw:frame draw:style-name="fr1" draw:name="Графический объект2" text:anchor-type="as-char" svg:width="8.096cm" svg:height="0.953cm" draw:z-index="1"><draw:image xlink:href="http://www.cleverstudents.ru/theory/images/finding_the_inverse_matrix/A.png" xlink:type="simple" xlink:show="embed" xlink:actuate="onLoad"/></draw:frame></text:span>, определитель которой отличен от нуля <draw:frame draw:style-name="fr1" draw:name="Графический объект3" text:anchor-type="as-char" svg:width="1.323cm" svg:height="0.794cm" draw:z-index="2"><draw:image xlink:href="http://www.cleverstudents.ru/theory/images/finding_the_inverse_matrix/001.png" xlink:type="simple" xlink:show="embed" xlink:actuate="onLoad"/></draw:frame>, если справедливы равенства <draw:frame draw:style-name="fr1" draw:name="Графический объект4" text:anchor-type="as-char" svg:width="4.154cm" svg:height="0.714cm" draw:z-index="3"><draw:image xlink:href="http://www.cleverstudents.ru/theory/images/finding_the_inverse_matrix/002.png" xlink:type="simple" xlink:show="embed" xlink:actuate="onLoad"/></draw:frame>, где <text:span text:style-name="T2">E</text:span> – единичная матрица порядка <text:span text:style-name="T2">n</text:span> на <text:span text:style-name="T2">n</text:span>. <text:line-break/>Пример.</text:p>
      <text:p text:style-name="P3"><text:soft-page-break/>Найдем обратную матрицу для <draw:frame draw:style-name="fr1" draw:name="Графический объект5" text:anchor-type="as-char" svg:width="4.763cm" svg:height="3.043cm" draw:z-index="4"><draw:image xlink:href="http://www.cleverstudents.ru/theory/images/finding_the_inverse_matrix/048.png" xlink:type="simple" xlink:show="embed" xlink:actuate="onLoad"/><svg:title>формула</svg:title></draw:frame> методом Гаусса – Жордана. </text:p>
      <text:p text:style-name="P3">Решение.</text:p>
      <text:p text:style-name="P3">В левой части страницы будем проводить преобразования Гаусса – Жордана с матрицей <text:span text:style-name="T2">А</text:span>, а в правой части страницы будем проделывать те же преобразования с единичной матрицей. </text:p>
      <text:p text:style-name="P3">Так как <draw:frame draw:style-name="fr1" draw:name="Графический объект6" text:anchor-type="as-char" svg:width="1.429cm" svg:height="0.582cm" draw:z-index="5"><draw:image xlink:href="http://www.cleverstudents.ru/theory/images/finding_the_inverse_matrix/a11_0.png" xlink:type="simple" xlink:show="embed" xlink:actuate="onLoad"/><svg:title>формула</svg:title></draw:frame>, а <draw:frame draw:style-name="fr1" draw:name="Графический объект7" text:anchor-type="as-char" svg:width="1.535cm" svg:height="0.714cm" draw:z-index="6"><draw:image xlink:href="http://www.cleverstudents.ru/theory/images/finding_the_inverse_matrix/a21ne0.png" xlink:type="simple" xlink:show="embed" xlink:actuate="onLoad"/><svg:title>формула</svg:title></draw:frame>, то переставим первую и вторую строки местами: </text:p>
      <text:p text:style-name="P3"><draw:frame draw:style-name="fr1" draw:name="Графический объект8" text:anchor-type="as-char" svg:width="9.366cm" svg:height="6.059cm" draw:z-index="7"><draw:image xlink:href="http://www.cleverstudents.ru/theory/images/finding_the_inverse_matrix/049.png" xlink:type="simple" xlink:show="embed" xlink:actuate="onLoad"/><svg:title>формула</svg:title></draw:frame> </text:p>
      <text:p text:style-name="P3">Умножим элементы первой строки матрицы на одну вторую, чтобы элемент <draw:frame draw:style-name="fr1" draw:name="Графический объект9" text:anchor-type="as-char" svg:width="0.635cm" svg:height="0.582cm" draw:z-index="8"><draw:image xlink:href="http://www.cleverstudents.ru/theory/images/finding_the_inverse_matrix/a11.png" xlink:type="simple" xlink:show="embed" xlink:actuate="onLoad"/><svg:title>формула</svg:title></draw:frame> стал равен единице: </text:p>
      <text:p text:style-name="P3"><draw:frame draw:style-name="fr1" draw:name="Графический объект10" text:anchor-type="as-char" svg:width="11.959cm" svg:height="6.959cm" draw:z-index="9"><draw:image xlink:href="http://www.cleverstudents.ru/theory/images/finding_the_inverse_matrix/050.png" xlink:type="simple" xlink:show="embed" xlink:actuate="onLoad"/><svg:title>формула</svg:title></draw:frame> </text:p>
      <text:p text:style-name="P3"><text:soft-page-break/>К элементам второй строки прибавим соответствующие элементы первой строки, умноженные на <text:span text:style-name="T2">0</text:span>, к элементам третьей строки прибавим соответствующие элементы первой строки, умноженные на <text:span text:style-name="T2">2</text:span>, к элементам четвертой строки – элементы первой строки, умноженные на <text:span text:style-name="T2">5</text:span>: </text:p>
      <text:p text:style-name="P3"><draw:frame draw:style-name="fr1" draw:name="Графический объект11" text:anchor-type="as-char" svg:width="14.182cm" svg:height="6.509cm" draw:z-index="10"><draw:image xlink:href="http://www.cleverstudents.ru/theory/images/finding_the_inverse_matrix/051.png" xlink:type="simple" xlink:show="embed" xlink:actuate="onLoad"/><svg:title>формула</svg:title></draw:frame> </text:p>
      <text:p text:style-name="P3">Так в первом столбце матрицы <text:span text:style-name="T2">А</text:span> мы получили нужные нулевые элементы. Переходим ко второму столбцу. Добьемся того, чтобы элемент <draw:frame draw:style-name="fr1" draw:name="Графический объект12" text:anchor-type="as-char" svg:width="0.794cm" svg:height="0.609cm" draw:z-index="11"><draw:image xlink:href="http://www.cleverstudents.ru/theory/images/finding_the_inverse_matrix/a22.png" xlink:type="simple" xlink:show="embed" xlink:actuate="onLoad"/><svg:title>формула</svg:title></draw:frame> стал равен единице. Для этого умножим элементы второй строки матрицы на <draw:frame draw:style-name="fr1" draw:name="Графический объект13" text:anchor-type="as-char" svg:width="0.45cm" svg:height="1.217cm" draw:z-index="12"><draw:image xlink:href="http://www.cleverstudents.ru/theory/images/finding_the_inverse_matrix/037.png" xlink:type="simple" xlink:show="embed" xlink:actuate="onLoad"/><svg:title>формула</svg:title></draw:frame>, не забываем выполнять такие же преобразования с матрицей в правой части: </text:p>
      <text:p text:style-name="P3"><draw:frame draw:style-name="fr1" draw:name="Графический объект14" text:anchor-type="as-char" svg:width="13.282cm" svg:height="8.414cm" draw:z-index="13"><draw:image xlink:href="http://www.cleverstudents.ru/theory/images/finding_the_inverse_matrix/052.png" xlink:type="simple" xlink:show="embed" xlink:actuate="onLoad"/><svg:title>формула</svg:title></draw:frame> </text:p>
      <text:p text:style-name="P3">Дальше нам нужно сделать элементы <draw:frame draw:style-name="fr1" draw:name="Графический объект15" text:anchor-type="as-char" svg:width="0.767cm" svg:height="0.556cm" draw:z-index="14"><draw:image xlink:href="http://www.cleverstudents.ru/theory/images/finding_the_inverse_matrix/a32.png" xlink:type="simple" xlink:show="embed" xlink:actuate="onLoad"/><svg:title>формула</svg:title></draw:frame> и <draw:frame draw:style-name="fr1" draw:name="Графический объект16" text:anchor-type="as-char" svg:width="0.794cm" svg:height="0.688cm" draw:z-index="15"><draw:image xlink:href="http://www.cleverstudents.ru/theory/images/finding_the_inverse_matrix/a42.png" xlink:type="simple" xlink:show="embed" xlink:actuate="onLoad"/><svg:title>формула</svg:title></draw:frame> нулевыми, для этого к <text:soft-page-break/>элементам третьей строки прибавляем соответствующие элементы второй строки, умноженные на <text:span text:style-name="T2">0</text:span>, а к элементам четвертой строки прибавляем соответствующие элементы второй строки, умноженные на <draw:frame draw:style-name="fr1" draw:name="Графический объект17" text:anchor-type="as-char" svg:width="0.979cm" svg:height="1.27cm" draw:z-index="16"><draw:image xlink:href="http://www.cleverstudents.ru/theory/images/finding_the_inverse_matrix/053.png" xlink:type="simple" xlink:show="embed" xlink:actuate="onLoad"/><svg:title>формула</svg:title></draw:frame>: </text:p>
      <text:p text:style-name="P3"><draw:frame draw:style-name="fr1" draw:name="Графический объект18" text:anchor-type="as-char" svg:width="15.743cm" svg:height="5.45cm" draw:z-index="17"><draw:image xlink:href="http://www.cleverstudents.ru/theory/images/finding_the_inverse_matrix/054.png" xlink:type="simple" xlink:show="embed" xlink:actuate="onLoad"/><svg:title>формула</svg:title></draw:frame> </text:p>
      <text:p text:style-name="P3">Так второй столбец матрицы <text:span text:style-name="T2">А</text:span> преобразован к нужному виду. Переходим к третьему столбцу. Так как элемент <draw:frame draw:style-name="fr1" draw:name="Графический объект19" text:anchor-type="as-char" svg:width="0.688cm" svg:height="0.582cm" draw:z-index="18"><draw:image xlink:href="http://www.cleverstudents.ru/theory/images/finding_the_inverse_matrix/a33.png" xlink:type="simple" xlink:show="embed" xlink:actuate="onLoad"/><svg:title>формула</svg:title></draw:frame> нулевой, то меняем местами третью и четвертую строки: </text:p>
      <text:p text:style-name="P3"><draw:frame draw:style-name="fr1" draw:name="Графический объект20" text:anchor-type="as-char" svg:width="9.631cm" svg:height="8.52cm" draw:z-index="19"><draw:image xlink:href="http://www.cleverstudents.ru/theory/images/finding_the_inverse_matrix/055.png" xlink:type="simple" xlink:show="embed" xlink:actuate="onLoad"/><svg:title>формула</svg:title></draw:frame> </text:p>
      <text:p text:style-name="P3">Умножаем элементы третьей строки на <draw:frame draw:style-name="fr1" draw:name="Графический объект21" text:anchor-type="as-char" svg:width="0.661cm" svg:height="1.138cm" draw:z-index="20"><draw:image xlink:href="http://www.cleverstudents.ru/theory/images/finding_the_inverse_matrix/056.png" xlink:type="simple" xlink:show="embed" xlink:actuate="onLoad"/><svg:title>формула</svg:title></draw:frame>: </text:p>
      <text:p text:style-name="P3"><text:soft-page-break/><draw:frame draw:style-name="fr1" draw:name="Графический объект22" text:anchor-type="as-char" svg:width="14.261cm" svg:height="7.329cm" draw:z-index="21"><draw:image xlink:href="http://www.cleverstudents.ru/theory/images/finding_the_inverse_matrix/057.png" xlink:type="simple" xlink:show="embed" xlink:actuate="onLoad"/><svg:title>формула</svg:title></draw:frame> </text:p>
      <text:p text:style-name="P3">Третий столбец матрицы <text:span text:style-name="T2">А</text:span> принял нужный вид (элемент <draw:frame draw:style-name="fr1" draw:name="Графический объект23" text:anchor-type="as-char" svg:width="0.741cm" svg:height="0.609cm" draw:z-index="22"><draw:image xlink:href="http://www.cleverstudents.ru/theory/images/finding_the_inverse_matrix/a43.png" xlink:type="simple" xlink:show="embed" xlink:actuate="onLoad"/><svg:title>формула</svg:title></draw:frame> нулевой, поэтому не пришлось к элементам четвертой строки прибавлять соответствующие элементы третьей строки, умноженные на <draw:frame draw:style-name="fr1" draw:name="Графический объект24" text:anchor-type="as-char" svg:width="1.085cm" svg:height="0.688cm" draw:z-index="23"><draw:image xlink:href="http://www.cleverstudents.ru/theory/images/finding_the_inverse_matrix/minusa43.png" xlink:type="simple" xlink:show="embed" xlink:actuate="onLoad"/><svg:title>формула</svg:title></draw:frame>). Осталось умножить четвертую строку на <draw:frame draw:style-name="fr1" draw:name="Графический объект25" text:anchor-type="as-char" svg:width="0.45cm" svg:height="1.217cm" draw:z-index="24"><draw:image xlink:href="http://www.cleverstudents.ru/theory/images/finding_the_inverse_matrix/058.png" xlink:type="simple" xlink:show="embed" xlink:actuate="onLoad"/><svg:title>формула</svg:title></draw:frame> чтобы все элементы главной диагонали стали равны единице: </text:p>
      <text:p text:style-name="P3"><draw:frame draw:style-name="fr1" draw:name="Графический объект26" text:anchor-type="as-char" svg:width="10.186cm" svg:height="8.202cm" draw:z-index="25"><draw:image xlink:href="http://www.cleverstudents.ru/theory/images/finding_the_inverse_matrix/059.png" xlink:type="simple" xlink:show="embed" xlink:actuate="onLoad"/><svg:title>формула</svg:title></draw:frame> </text:p>
      <text:p text:style-name="P3">Прямой ход метода Гаусса-Жордана завершен, приступаем к обратному ходу. Получаем необходимые нулевые элементы в последнем столбце матрицы <text:span text:style-name="T2">А</text:span>. Для этого к элементам третьей строки прибавляем соответствующие элементы <text:soft-page-break/>последней строки, умноженные на <draw:frame draw:style-name="fr1" draw:name="Графический объект27" text:anchor-type="as-char" svg:width="0.635cm" svg:height="1.217cm" draw:z-index="26"><draw:image xlink:href="http://www.cleverstudents.ru/theory/images/finding_the_inverse_matrix/060.png" xlink:type="simple" xlink:show="embed" xlink:actuate="onLoad"/><svg:title>формула</svg:title></draw:frame>, к элементам второй строки – элементы последней строки, умноженные на <draw:frame draw:style-name="fr1" draw:name="Графический объект28" text:anchor-type="as-char" svg:width="0.767cm" svg:height="1.217cm" draw:z-index="27"><draw:image xlink:href="http://www.cleverstudents.ru/theory/images/finding_the_inverse_matrix/061.png" xlink:type="simple" xlink:show="embed" xlink:actuate="onLoad"/><svg:title>формула</svg:title></draw:frame>, к элементам первой строки – элементы последней строки, умноженные на <text:span text:style-name="T2">0</text:span>: </text:p>
      <text:p text:style-name="P3"><draw:frame draw:style-name="fr1" draw:name="Графический объект29" text:anchor-type="as-char" svg:width="15.108cm" svg:height="5.821cm" draw:z-index="28"><draw:image xlink:href="http://www.cleverstudents.ru/theory/images/finding_the_inverse_matrix/061_.png" xlink:type="simple" xlink:show="embed" xlink:actuate="onLoad"/><svg:title>формула</svg:title></draw:frame> </text:p>
      <text:p text:style-name="P3">Получаем нули в предпоследнем столбце прибавлением к элементам второй и первой строк соответствующие элементы третьей строки, умноженные на <draw:frame draw:style-name="fr1" draw:name="Графический объект30" text:anchor-type="as-char" svg:width="0.45cm" svg:height="1.217cm" draw:z-index="29"><draw:image xlink:href="http://www.cleverstudents.ru/theory/images/finding_the_inverse_matrix/037.png" xlink:type="simple" xlink:show="embed" xlink:actuate="onLoad"/><svg:title>формула</svg:title></draw:frame> и <text:span text:style-name="T2">0</text:span> соответственно: </text:p>
      <text:p text:style-name="P3"><draw:frame draw:style-name="fr1" draw:name="Графический объект31" text:anchor-type="as-char" svg:width="13.864cm" svg:height="5.9cm" draw:z-index="30"><draw:image xlink:href="http://www.cleverstudents.ru/theory/images/finding_the_inverse_matrix/062.png" xlink:type="simple" xlink:show="embed" xlink:actuate="onLoad"/><svg:title>формула</svg:title></draw:frame> </text:p>
      <text:p text:style-name="P3">Осталось последнее преобразование. К элементам первой строки прибавляем элементы второй строки, умноженные на <draw:frame draw:style-name="fr1" draw:name="Графический объект32" text:anchor-type="as-char" svg:width="0.741cm" svg:height="1.138cm" draw:z-index="31"><draw:image xlink:href="http://www.cleverstudents.ru/theory/images/finding_the_inverse_matrix/063.png" xlink:type="simple" xlink:show="embed" xlink:actuate="onLoad"/><svg:title>формула</svg:title></draw:frame>: </text:p>
      <text:p text:style-name="P3"><text:soft-page-break/><draw:frame draw:style-name="fr1" draw:name="Графический объект33" text:anchor-type="as-char" svg:width="17.039cm" svg:height="5.794cm" draw:z-index="32"><draw:image xlink:href="http://www.cleverstudents.ru/theory/images/finding_the_inverse_matrix/064.png" xlink:type="simple" xlink:show="embed" xlink:actuate="onLoad"/><svg:title>формула</svg:title></draw:frame> </text:p>
      <text:p text:style-name="P3">Итак, матрица <text:span text:style-name="T2">А</text:span> преобразованиями Гаусса – Жордана приведена к единичной матрице, а единичная матрица с помощью таких же преобразований приведена к обратной матрице. Таким образом, в правой части получена обратная матрица. Можете провести проверку, выполнив умножение матрицы <text:span text:style-name="T2">А</text:span> на обратную матрицу. </text:p>
      <text:p text:style-name="P3">Ответ:</text:p>
      <text:p text:style-name="P3"><draw:frame draw:style-name="fr1" draw:name="Графический объект34" text:anchor-type="as-char" svg:width="6.562cm" svg:height="4.842cm" draw:z-index="33"><draw:image xlink:href="http://www.cleverstudents.ru/theory/images/finding_the_inverse_matrix/065.png" xlink:type="simple" xlink:show="embed" xlink:actuate="onLoad"/><svg:title>формула</svg:title></draw:frame>. </text:p>
      <text:h text:style-name="P4" text:outline-level="2"/>
      <text:h text:style-name="P4" text:outline-level="2">Нахождение обратной матрицы методом Гаусса-Жордана.</text:h>
      <text:p text:style-name="P3">Существуют альтернативные методы нахождения обратной матрицы, например, <text:span text:style-name="T1">метод Гаусса - Жордана.</text:span> </text:p>
      <text:p text:style-name="P3">Суть метода Гаусса-Жордана заключается в том, что если с единичной матрицей <text:span text:style-name="T2">Е</text:span> провести элементарные преобразованиия, которыми невырожденная квадратная матрица <text:span text:style-name="T2">А</text:span> приводится к <text:span text:style-name="T2">Е</text:span>, то получится обратная матрица <draw:frame draw:style-name="fr1" draw:name="Графический объект35" text:anchor-type="as-char" svg:width="0.82cm" svg:height="0.82cm" draw:z-index="34"><draw:image xlink:href="http://www.cleverstudents.ru/theory/images/finding_the_inverse_matrix/Ainverse.png" xlink:type="simple" xlink:show="embed" xlink:actuate="onLoad"/><svg:title>формула</svg:title></draw:frame>. </text:p>
      <text:p text:style-name="P3"><text:soft-page-break/>Опишем алгоритм приведения матрицы <text:span text:style-name="T2">А</text:span> порядка <text:span text:style-name="T2">n</text:span> на <text:span text:style-name="T2">n</text:span>, определитель которой не равен нулю, к единичной матрице методом Гаусса - Жордана. После описания алгоритма разберем пример, чтобы все стало понятно. </text:p>
      <text:p text:style-name="P3">Сначала преобразуем матрицу так, чтобы элемент <draw:frame draw:style-name="fr1" draw:name="Графический объект36" text:anchor-type="as-char" svg:width="0.635cm" svg:height="0.582cm" draw:z-index="36"><draw:image xlink:href="http://www.cleverstudents.ru/theory/images/finding_the_inverse_matrix/a11.png" xlink:type="simple" xlink:show="embed" xlink:actuate="onLoad"/><svg:title>формула</svg:title></draw:frame> стал равен единице, а все остальные элементы первого столбца стали нулевыми. </text:p>
      <text:p text:style-name="P3">Если <draw:frame draw:style-name="fr1" draw:name="Графический объект37" text:anchor-type="as-char" svg:width="1.429cm" svg:height="0.582cm" draw:z-index="37"><draw:image xlink:href="http://www.cleverstudents.ru/theory/images/finding_the_inverse_matrix/a11_0.png" xlink:type="simple" xlink:show="embed" xlink:actuate="onLoad"/><svg:title>формула</svg:title></draw:frame>, то на место первой строки ставится <text:span text:style-name="T2">k-ая</text:span> строка (<text:span text:style-name="T2">k&gt;1</text:span>), в которой <draw:frame draw:style-name="fr1" draw:name="Графический объект38" text:anchor-type="as-char" svg:width="1.535cm" svg:height="0.661cm" draw:z-index="38"><draw:image xlink:href="http://www.cleverstudents.ru/theory/images/finding_the_inverse_matrix/ak1ne0.png" xlink:type="simple" xlink:show="embed" xlink:actuate="onLoad"/><svg:title>формула</svg:title></draw:frame>, а на место <text:span text:style-name="T2">k-ой</text:span> строки ставится первая. (Строка с <draw:frame draw:style-name="fr1" draw:name="Графический объект39" text:anchor-type="as-char" svg:width="1.535cm" svg:height="0.661cm" draw:z-index="39"><draw:image xlink:href="http://www.cleverstudents.ru/theory/images/finding_the_inverse_matrix/ak1ne0.png" xlink:type="simple" xlink:show="embed" xlink:actuate="onLoad"/><svg:title>формула</svg:title></draw:frame> обязательно существует, в противном случае матрица <text:span text:style-name="T2">А</text:span> – вырожденная). После перестановки строк получили «новую» матрицу <text:span text:style-name="T2">А</text:span>, у которой <draw:frame draw:style-name="fr1" draw:name="Графический объект40" text:anchor-type="as-char" svg:width="1.508cm" svg:height="0.688cm" draw:z-index="40"><draw:image xlink:href="http://www.cleverstudents.ru/theory/images/finding_the_inverse_matrix/a11ne0.png" xlink:type="simple" xlink:show="embed" xlink:actuate="onLoad"/><svg:title>формула</svg:title></draw:frame>. </text:p>
      <text:p text:style-name="P3">Теперь умножаем каждый элемент первой строки на <draw:frame draw:style-name="fr1" draw:name="Графический объект41" text:anchor-type="as-char" svg:width="0.794cm" svg:height="1.429cm" draw:z-index="41"><draw:image xlink:href="http://www.cleverstudents.ru/theory/images/finding_the_inverse_matrix/1naa11.png" xlink:type="simple" xlink:show="embed" xlink:actuate="onLoad"/><svg:title>формула</svg:title></draw:frame>. Так приходим к «новой» матрице <text:span text:style-name="T2">А</text:span>, у которой <draw:frame draw:style-name="fr1" draw:name="Графический объект42" text:anchor-type="as-char" svg:width="1.402cm" svg:height="0.688cm" draw:z-index="42"><draw:image xlink:href="http://www.cleverstudents.ru/theory/images/finding_the_inverse_matrix/a11_1.png" xlink:type="simple" xlink:show="embed" xlink:actuate="onLoad"/><svg:title>формула</svg:title></draw:frame>. Далее к элементам второй строки прибавляем соответствующие элементы первой строки, умноженные на <draw:frame draw:style-name="fr1" draw:name="Графический объект43" text:anchor-type="as-char" svg:width="1.058cm" svg:height="0.688cm" draw:z-index="43"><draw:image xlink:href="http://www.cleverstudents.ru/theory/images/finding_the_inverse_matrix/minusa21.png" xlink:type="simple" xlink:show="embed" xlink:actuate="onLoad"/><svg:title>формула</svg:title></draw:frame>. К элементам третьей строки – соответствующие элементы первой строки, умноженные на <draw:frame draw:style-name="fr1" draw:name="Графический объект44" text:anchor-type="as-char" svg:width="1.032cm" svg:height="0.714cm" draw:z-index="44"><draw:image xlink:href="http://www.cleverstudents.ru/theory/images/finding_the_inverse_matrix/minusa31.png" xlink:type="simple" xlink:show="embed" xlink:actuate="onLoad"/><svg:title>формула</svg:title></draw:frame>. И продолжаем такой процесс до <text:span text:style-name="T2">n-ой</text:span> строки включительно. Так все элементы первого столбца матрицы <text:span text:style-name="T2">А</text:span>, начиная со второго, станут нулевыми. </text:p>
      <text:p text:style-name="P3">С первым столбцом разобрались, переходим ко второму. </text:p>
      <text:p text:style-name="P3">Преобразуем матрицу <text:span text:style-name="T2">А</text:span> так, чтобы элемент <draw:frame draw:style-name="fr1" draw:name="Графический объект45" text:anchor-type="as-char" svg:width="0.794cm" svg:height="0.609cm" draw:z-index="45"><draw:image xlink:href="http://www.cleverstudents.ru/theory/images/finding_the_inverse_matrix/a22.png" xlink:type="simple" xlink:show="embed" xlink:actuate="onLoad"/><svg:title>формула</svg:title></draw:frame> стал равен единице, а все остальные элементы второго столбца, начиная с <draw:frame draw:style-name="fr1" draw:name="Графический объект46" text:anchor-type="as-char" svg:width="0.767cm" svg:height="0.556cm" draw:z-index="46"><draw:image xlink:href="http://www.cleverstudents.ru/theory/images/finding_the_inverse_matrix/a32.png" xlink:type="simple" xlink:show="embed" xlink:actuate="onLoad"/><svg:title>формула</svg:title></draw:frame>, стали нулевыми. </text:p>
      <text:p text:style-name="P3">Если <draw:frame draw:style-name="fr1" draw:name="Графический объект47" text:anchor-type="as-char" svg:width="1.535cm" svg:height="0.582cm" draw:z-index="47"><draw:image xlink:href="http://www.cleverstudents.ru/theory/images/finding_the_inverse_matrix/a22_0.png" xlink:type="simple" xlink:show="embed" xlink:actuate="onLoad"/><svg:title>формула</svg:title></draw:frame>, то на место второй строки ставится <text:span text:style-name="T2">k-ая</text:span> строка (<text:span text:style-name="T2">k&gt;2</text:span>), в которой <draw:frame draw:style-name="fr1" draw:name="Графический объект48" text:anchor-type="as-char" svg:width="1.588cm" svg:height="0.582cm" draw:z-index="48"><draw:image xlink:href="http://www.cleverstudents.ru/theory/images/finding_the_inverse_matrix/ak2ne0.png" xlink:type="simple" xlink:show="embed" xlink:actuate="onLoad"/><svg:title>формула</svg:title></draw:frame>, а на место <text:span text:style-name="T2">k-ой</text:span> строки ставится вторая. Так получаем преобразованную матрицу <text:span text:style-name="T2">А</text:span>, у которой <draw:frame draw:style-name="fr1" draw:name="Графический объект49" text:anchor-type="as-char" svg:width="1.64cm" svg:height="0.688cm" draw:z-index="49"><draw:image xlink:href="http://www.cleverstudents.ru/theory/images/finding_the_inverse_matrix/a22ne0.png" xlink:type="simple" xlink:show="embed" xlink:actuate="onLoad"/><svg:title>формула</svg:title></draw:frame>. Умножаем все элементы <text:soft-page-break/>второй строки на <draw:frame draw:style-name="fr1" draw:name="Графический объект50" text:anchor-type="as-char" svg:width="0.873cm" svg:height="1.349cm" draw:z-index="50"><draw:image xlink:href="http://www.cleverstudents.ru/theory/images/finding_the_inverse_matrix/1naa22.png" xlink:type="simple" xlink:show="embed" xlink:actuate="onLoad"/><svg:title>формула</svg:title></draw:frame>. После этого к элементам третьей строки прибавляем соответствующие элементы второй строки, умноженные на <draw:frame draw:style-name="fr1" draw:name="Графический объект51" text:anchor-type="as-char" svg:width="1.085cm" svg:height="0.714cm" draw:z-index="51"><draw:image xlink:href="http://www.cleverstudents.ru/theory/images/finding_the_inverse_matrix/minusa32.png" xlink:type="simple" xlink:show="embed" xlink:actuate="onLoad"/><svg:title>формула</svg:title></draw:frame>. К элементам четвертой строки – соответствующие элементы второй строки, умноженные на <draw:frame draw:style-name="fr1" draw:name="Графический объект52" text:anchor-type="as-char" svg:width="1.111cm" svg:height="0.688cm" draw:z-index="52"><draw:image xlink:href="http://www.cleverstudents.ru/theory/images/finding_the_inverse_matrix/minusa42.png" xlink:type="simple" xlink:show="embed" xlink:actuate="onLoad"/><svg:title>формула</svg:title></draw:frame>. И продолжаем такой процесс до <text:span text:style-name="T2">n-ой</text:span> строки включительно. Так все элементы второго столбца матрицы <text:span text:style-name="T2">А</text:span>, начиная с третьего, станут нулевыми, а <draw:frame draw:style-name="fr1" draw:name="Графический объект53" text:anchor-type="as-char" svg:width="0.794cm" svg:height="0.609cm" draw:z-index="53"><draw:image xlink:href="http://www.cleverstudents.ru/theory/images/finding_the_inverse_matrix/a22.png" xlink:type="simple" xlink:show="embed" xlink:actuate="onLoad"/><svg:title>формула</svg:title></draw:frame> будет равен единице. </text:p>
      <text:p text:style-name="P3">Со вторым столбцом закончили, переходим к третьему и проводим аналогичные преобразования. </text:p>
      <text:p text:style-name="P3">Так продолжаем процесс, пока все элементы главной диагонали матрицы <text:span text:style-name="T2">А</text:span> не станут равными единице, а все элементы ниже главной диагонали не станут равными нулю. </text:p>
      <text:p text:style-name="P3">С этого момента начинаем обратный ход метода Гаусса-Жордана. Теперь преобразуем матрицу <text:span text:style-name="T2">А</text:span> так, чтобы все элементы <text:span text:style-name="T2">n-ого</text:span> столбца, кроме <draw:frame draw:style-name="fr1" draw:name="Графический объект54" text:anchor-type="as-char" svg:width="0.767cm" svg:height="0.661cm" draw:z-index="54"><draw:image xlink:href="http://www.cleverstudents.ru/theory/images/finding_the_inverse_matrix/ann.png" xlink:type="simple" xlink:show="embed" xlink:actuate="onLoad"/><svg:title>формула</svg:title></draw:frame>, стали нулевыми. Для этого к элементам <text:span text:style-name="T2">(n-1)-ой</text:span> строки прибавляем соответствующие элементы <text:span text:style-name="T2">n-ой</text:span> строки, умноженные на <draw:frame draw:style-name="fr1" draw:name="Графический объект55" text:anchor-type="as-char" svg:width="1.349cm" svg:height="0.661cm" draw:z-index="55"><draw:image xlink:href="http://www.cleverstudents.ru/theory/images/finding_the_inverse_matrix/031.png" xlink:type="simple" xlink:show="embed" xlink:actuate="onLoad"/><svg:title>формула</svg:title></draw:frame>. К элементам <text:span text:style-name="T2">(n-2)-ой</text:span> строки – соответствующие элементы <text:span text:style-name="T2">n-ой</text:span> строки, умноженные на <draw:frame draw:style-name="fr1" draw:name="Графический объект56" text:anchor-type="as-char" svg:width="1.455cm" svg:height="0.714cm" draw:z-index="56"><draw:image xlink:href="http://www.cleverstudents.ru/theory/images/finding_the_inverse_matrix/032.png" xlink:type="simple" xlink:show="embed" xlink:actuate="onLoad"/><svg:title>формула</svg:title></draw:frame>. И продолжаем такой процесс до первой строки включительно. Так все элементы <text:span text:style-name="T2">n-ого</text:span> столбца матрицы <text:span text:style-name="T2">А</text:span> (кроме <draw:frame draw:style-name="fr1" draw:name="Графический объект57" text:anchor-type="as-char" svg:width="0.767cm" svg:height="0.661cm" draw:z-index="57"><draw:image xlink:href="http://www.cleverstudents.ru/theory/images/finding_the_inverse_matrix/ann.png" xlink:type="simple" xlink:show="embed" xlink:actuate="onLoad"/><svg:title>формула</svg:title></draw:frame>), станут нулевыми. </text:p>
      <text:p text:style-name="P3">С последним столбцом разобрались, переходим к <text:span text:style-name="T2">(n-1)-ому</text:span>. </text:p>
      <text:p text:style-name="P3">Преобразуем матрицу <text:span text:style-name="T2">А</text:span> так, чтобы все элементы <text:span text:style-name="T2">(n-1)-ого</text:span> столбца до <draw:frame draw:style-name="fr1" draw:name="Графический объект58" text:anchor-type="as-char" svg:width="1.323cm" svg:height="0.635cm" draw:z-index="58"><draw:image xlink:href="http://www.cleverstudents.ru/theory/images/finding_the_inverse_matrix/an1n1.png" xlink:type="simple" xlink:show="embed" xlink:actuate="onLoad"/><svg:title>формула</svg:title></draw:frame>, стали нулевыми. Для этого к элементам <text:span text:style-name="T2">(n-2)-ой</text:span> строки прибавляем соответствующие элементы <text:span text:style-name="T2">(n-1)-ой</text:span> строки, умноженные на <draw:frame draw:style-name="fr1" draw:name="Графический объект59" text:anchor-type="as-char" svg:width="1.72cm" svg:height="0.714cm" draw:z-index="59"><draw:image xlink:href="http://www.cleverstudents.ru/theory/images/finding_the_inverse_matrix/033.png" xlink:type="simple" xlink:show="embed" xlink:actuate="onLoad"/><svg:title>формула</svg:title></draw:frame>. К элементам <text:span text:style-name="T2">(n-3)-ой</text:span> строки – соответствующие элементы <text:span text:style-name="T2">(n-1)-ой</text:span> строки, умноженные на <draw:frame draw:style-name="fr1" draw:name="Графический объект60" text:anchor-type="as-char" svg:width="1.693cm" svg:height="0.767cm" draw:z-index="60"><draw:image xlink:href="http://www.cleverstudents.ru/theory/images/finding_the_inverse_matrix/034.png" xlink:type="simple" xlink:show="embed" xlink:actuate="onLoad"/><svg:title>формула</svg:title></draw:frame>. И продолжаем такой процесс до первой строки <text:soft-page-break/>включительно. Так все элементы <text:span text:style-name="T2">(n-1)-ого</text:span> столбца матрицы <text:span text:style-name="T2">А</text:span> (кроме <draw:frame draw:style-name="fr1" draw:name="Графический объект61" text:anchor-type="as-char" svg:width="1.323cm" svg:height="0.635cm" draw:z-index="35"><draw:image xlink:href="http://www.cleverstudents.ru/theory/images/finding_the_inverse_matrix/an1n1.png" xlink:type="simple" xlink:show="embed" xlink:actuate="onLoad"/><svg:title>формула</svg:title></draw:frame>), станут нулевыми. </text:p>
      <text:p text:style-name="P3">Действуя дальше схожим образом, мы получим единичную матрицу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mbria" svg:font-family="Cambria" style:font-family-generic="roman" style:font-pitch="variable"/>
    <style:font-face style:name="Candara" svg:font-family="Candara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FrankRuehl" svg:font-family="FrankRuehl" style:font-family-generic="roman" style:font-pitch="variable"/>
    <style:font-face style:name="Gulim" svg:font-family="Gulim" style:font-family-generic="roman" style:font-pitch="variable"/>
    <style:font-face style:name="Palatino Linotype" svg:font-family="'Palatino Linotype'" style:font-family-generic="roman" style:font-pitch="variable"/>
    <style:font-face style:name="SimHei" svg:font-family="SimHe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ndara1" svg:font-family="Candara" style:font-family-generic="system" style:font-pitch="variable"/>
    <style:font-face style:name="Corbel1" svg:font-family="Corbel" style:font-family-generic="system" style:font-pitch="variable"/>
    <style:font-face style:name="Courier New1" svg:font-family="'Courier New'" style:font-family-generic="system" style:font-pitch="variable"/>
    <style:font-face style:name="FrankRuehl1" svg:font-family="FrankRuehl" style:font-family-generic="system" style:font-pitch="variable"/>
    <style:font-face style:name="Gulim1" svg:font-family="Gulim" style:font-family-generic="system" style:font-pitch="variable"/>
    <style:font-face style:name="Lohit Hindi" svg:font-family="'Lohit Hindi'" style:font-family-generic="system" style:font-pitch="variable"/>
    <style:font-face style:name="Palatino Linotype1" svg:font-family="'Palatino Linotype'" style:font-family-generic="system" style:font-pitch="variable"/>
    <style:font-face style:name="SimHei1" svg:font-family="SimHe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Lohit Hindi" style:font-size-complex="18pt" style:font-weight-complex="bold"/>
    </style:style>
    <style:style style:name="Body_20_text" style:display-name="Body text" style:family="paragraph" style:parent-style-name="Standard" style:default-outline-level="">
      <style:paragraph-properties fo:margin-top="0.318cm" fo:margin-bottom="0.318cm" fo:line-height="0.406cm" fo:text-align="justify" style:justify-single-word="false" fo:orphans="0" fo:widows="0" fo:background-color="#ffffff">
        <style:background-image/>
      </style:paragraph-properties>
      <style:text-properties fo:font-variant="normal" fo:text-transform="none" style:text-line-through-style="none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Heading_20__23_1" style:display-name="Heading #1" style:family="paragraph" style:parent-style-name="Standard" style:default-outline-level="1" style:list-style-name="">
      <style:paragraph-properties fo:margin-top="0cm" fo:margin-bottom="0.318cm" fo:line-height="0cm" fo:text-align="justify" style:justify-single-word="false" fo:orphans="0" fo:widows="0" fo:background-color="#ffffff">
        <style:background-image/>
      </style:paragraph-properties>
      <style:text-properties fo:font-variant="normal" fo:text-transform="none" style:text-line-through-style="none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Body_20_text_20__28_2_29_" style:display-name="Body text (2)" style:family="paragraph" style:parent-style-name="Standard" style:default-outline-level="">
      <style:paragraph-properties fo:margin-top="0.318cm" fo:margin-bottom="0.318cm" fo:line-height="0cm" fo:text-align="center" style:justify-single-word="false" fo:orphans="0" fo:widows="0" fo:background-color="#ffffff">
        <style:background-image/>
      </style:paragraph-properties>
      <style:text-properties fo:font-variant="normal" fo:text-transform="none" style:text-line-through-style="none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Heading_20__23_2" style:display-name="Heading #2" style:family="paragraph" style:parent-style-name="Standard" style:default-outline-level="2" style:list-style-name="">
      <style:paragraph-properties fo:margin-top="0.529cm" fo:margin-bottom="0.106cm" fo:line-height="0cm" fo:text-align="center" style:justify-single-word="false" fo:orphans="0" fo:widows="0" fo:background-color="#ffffff">
        <style:background-image/>
      </style:paragraph-properties>
      <style:text-properties fo:font-variant="normal" fo:text-transform="none" style:text-line-through-style="none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Body_20_text_20__28_3_29_" style:display-name="Body text (3)" style:family="paragraph" style:parent-style-name="Standard" style:default-outline-level="">
      <style:paragraph-properties fo:margin-top="0.106cm" fo:margin-bottom="0.318cm" fo:line-height="0cm" fo:text-align="center" style:justify-single-word="false" fo:orphans="0" fo:widows="0" fo:background-color="#ffffff">
        <style:background-image/>
      </style:paragraph-properties>
      <style:text-properties fo:font-variant="normal" fo:text-transform="none" style:text-line-through-style="none" style:font-name="Times New Roman" fo:font-size="6.5pt" fo:letter-spacing="0.018cm" fo:font-style="italic" style:text-underline-style="none" fo:font-weight="normal" style:font-name-asian="Times New Roman1" style:font-size-asian="6.5pt" style:font-style-asian="italic" style:font-weight-asian="normal" style:font-name-complex="Times New Roman1" style:font-size-complex="6.5pt" style:font-style-complex="italic" style:font-weight-complex="normal"/>
    </style:style>
    <style:style style:name="Body_20_text_20__28_4_29_" style:display-name="Body text (4)" style:family="paragraph" style:parent-style-name="Standard" style:default-outline-level="">
      <style:paragraph-properties fo:margin-top="0cm" fo:margin-bottom="1.588cm" fo:line-height="0.406cm" fo:text-align="justify" style:justify-single-word="false" fo:orphans="0" fo:widows="0" fo:background-color="#ffffff">
        <style:background-image/>
      </style:paragraph-properties>
      <style:text-properties fo:font-variant="normal" fo:text-transform="none" style:text-line-through-style="none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Heading_20__23_2_20__28_2_29_" style:display-name="Heading #2 (2)" style:family="paragraph" style:parent-style-name="Standard" style:default-outline-level="2" style:list-style-name="">
      <style:paragraph-properties fo:margin-top="0.318cm" fo:margin-bottom="0cm" fo:line-height="0cm" fo:text-align="justify" style:justify-single-word="false" fo:orphans="0" fo:widows="0" fo:background-color="#ffffff">
        <style:background-image/>
      </style:paragraph-properties>
      <style:text-properties fo:font-variant="normal" fo:text-transform="none" style:text-line-through-style="none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Heading_20__23_1_20__28_2_29_" style:display-name="Heading #1 (2)" style:family="paragraph" style:parent-style-name="Standard" style:default-outline-level="1" style:list-style-name="">
      <style:paragraph-properties fo:line-height="0.487cm" fo:text-align="center" style:justify-single-word="false" fo:orphans="0" fo:widows="0" fo:background-color="#ffffff">
        <style:background-image/>
      </style:paragraph-properties>
      <style:text-properties fo:font-variant="normal" fo:text-transform="none" style:text-line-through-style="none" style:font-name="Times New Roman" fo:font-size="6pt" fo:letter-spacing="0.035cm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Body_20_text_20__28_5_29_" style:display-name="Body text (5)" style:family="paragraph" style:parent-style-name="Standard" style:default-outline-level="">
      <style:paragraph-properties fo:line-height="0.487cm" fo:text-align="center" style:justify-single-word="false" fo:orphans="0" fo:widows="0" fo:background-color="#ffffff">
        <style:background-image/>
      </style:paragraph-properties>
      <style:text-properties fo:font-variant="normal" fo:text-transform="none" style:text-line-through-style="none" style:font-name="Gulim" fo:font-size="8.5pt" fo:font-style="normal" style:text-underline-style="none" fo:font-weight="normal" style:font-name-asian="Gulim1" style:font-size-asian="8.5pt" style:font-style-asian="normal" style:font-weight-asian="normal" style:font-name-complex="Gulim1" style:font-size-complex="8.5pt" style:font-style-complex="normal" style:font-weight-complex="normal"/>
    </style:style>
    <style:style style:name="Default_20_Paragraph_20_Font" style:display-name="Default Paragraph Font" style:family="text">
      <style:text-properties fo:color="#000000" style:text-position="0% 0%" style:font-name="Courier New" fo:font-size="12pt" fo:letter-spacing="normal" fo:language="ru" fo:country="RU" style:font-name-asian="Courier New1" style:font-size-asian="12pt" style:font-name-complex="Courier New1" style:font-size-complex="12pt" style:text-scale="100%"/>
    </style:style>
    <style:style style:name="Body_20_text_5f_" style:display-name="Body text_" style:family="text" style:parent-style-name="Default_20_Paragraph_20_Font">
      <style:text-properties fo:font-variant="normal" fo:text-transform="none" style:text-line-through-style="none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Body_20_text_20__2b__20_Italic" style:display-name="Body text + Italic" style:family="text" style:parent-style-name="Body_20_text_5f_">
      <style:text-properties fo:color="#000000" style:text-position="0% 0%" fo:letter-spacing="normal" fo:language="ru" fo:country="RU" fo:font-style="italic" style:font-style-asian="italic" style:font-style-complex="italic" style:text-scale="100%"/>
    </style:style>
    <style:style style:name="Body_20_text_20__28_2_29__5f_" style:display-name="Body text (2)_" style:family="text" style:parent-style-name="Default_20_Paragraph_20_Font">
      <style:text-properties fo:font-variant="normal" fo:text-transform="none" style:text-line-through-style="none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Body_20_text_20__28_2_29__20__2b__20_6.5_20_pt_2c_Italic_2c_Spacing_20_0_20_pt" style:display-name="Body text (2) + 6.5 pt,Italic,Spacing 0 pt" style:family="text" style:parent-style-name="Body_20_text_20__28_2_29__5f_">
      <style:text-properties fo:color="#000000" style:text-position="0% 0%" fo:font-size="6.5pt" fo:letter-spacing="0.018cm" fo:language="ru" fo:country="RU" fo:font-style="italic" style:font-size-asian="6.5pt" style:font-style-asian="italic" style:font-size-complex="6.5pt" style:font-style-complex="italic" style:text-scale="100%"/>
    </style:style>
    <style:style style:name="Body_20_text_20__2b__20_Spacing_20_7_20_pt" style:display-name="Body text + Spacing 7 pt" style:family="text" style:parent-style-name="Body_20_text_5f_">
      <style:text-properties fo:color="#000000" style:text-position="0% 0%" fo:letter-spacing="0.265cm" fo:language="ru" fo:country="RU" style:text-scale="100%"/>
    </style:style>
    <style:style style:name="Body_20_text_20__28_4_29__5f_" style:display-name="Body text (4)_" style:family="text" style:parent-style-name="Default_20_Paragraph_20_Font">
      <style:text-properties fo:font-variant="normal" fo:text-transform="none" style:text-line-through-style="none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Body_20_text_20__28_4_29__20__2b__20_9_20_pt_2c_Italic" style:display-name="Body text (4) + 9 pt,Italic" style:family="text" style:parent-style-name="Body_20_text_20__28_4_29__5f_">
      <style:text-properties fo:color="#000000" style:text-position="0% 0%" fo:font-size="9pt" fo:letter-spacing="normal" fo:language="en" fo:country="US" fo:font-style="italic" style:font-size-asian="9pt" style:font-style-asian="italic" style:font-size-complex="9pt" style:font-style-complex="italic" style:text-scale="100%"/>
    </style:style>
    <style:style style:name="Body_20_text_20__28_4_29__20__2b__20_9_20_pt" style:display-name="Body text (4) + 9 pt" style:family="text" style:parent-style-name="Body_20_text_20__28_4_29__5f_">
      <style:text-properties fo:color="#000000" style:text-position="0% 0%" fo:font-size="9pt" fo:letter-spacing="normal" fo:language="ru" fo:country="RU" style:font-size-asian="9pt" style:font-size-complex="9pt" style:text-scale="100%"/>
    </style:style>
    <style:style style:name="Body_20_text_20__28_4_29__20__2b__20_Italic" style:display-name="Body text (4) + Italic" style:family="text" style:parent-style-name="Body_20_text_20__28_4_29__5f_">
      <style:text-properties fo:color="#000000" style:text-position="0% 0%" fo:letter-spacing="normal" fo:language="ru" fo:country="RU" fo:font-style="italic" style:font-style-asian="italic" style:font-style-complex="italic" style:text-scale="100%"/>
    </style:style>
    <style:style style:name="Body_20_text_20__28_3_29__5f_" style:display-name="Body text (3)_" style:family="text" style:parent-style-name="Default_20_Paragraph_20_Font">
      <style:text-properties fo:font-variant="normal" fo:text-transform="none" style:text-line-through-style="none" style:font-name="Times New Roman" fo:font-size="8pt" fo:letter-spacing="0.018cm" fo:font-style="italic" style:text-underline-style="none" fo:font-weight="bold" style:font-name-asian="Times New Roman1" style:font-size-asian="8pt" style:font-style-asian="italic" style:font-weight-asian="bold" style:font-name-complex="Times New Roman1" style:font-size-complex="8pt" style:font-style-complex="italic" style:font-weight-complex="bold"/>
    </style:style>
    <style:style style:name="Body_20_text_20__28_3_29__20__2b__20_Not_20_Bold_2c_Not_20_Italic_2c_Spacing_20_0_20_pt" style:display-name="Body text (3) + Not Bold,Not Italic,Spacing 0 pt" style:family="text" style:parent-style-name="Body_20_text_20__28_3_29__5f_">
      <style:text-properties fo:color="#000000" style:text-position="0% 0%" fo:letter-spacing="normal" fo:language="ru" fo:country="RU" fo:font-style="italic" fo:font-weight="bold" style:font-style-asian="italic" style:font-weight-asian="bold" style:font-style-complex="italic" style:font-weight-complex="bold" style:text-scale="100%"/>
    </style:style>
    <style:style style:name="Body_20_text_20__2b__20_Bold_2c_Italic_2c_Spacing_20_0_20_pt" style:display-name="Body text + Bold,Italic,Spacing 0 pt" style:family="text" style:parent-style-name="Body_20_text_5f_">
      <style:text-properties fo:color="#000000" style:text-position="0% 0%" fo:letter-spacing="0.018cm" fo:language="ru" fo:country="RU" fo:font-style="italic" fo:font-weight="bold" style:font-style-asian="italic" style:font-weight-asian="bold" style:font-style-complex="italic" style:font-weight-complex="bold" style:text-scale="100%"/>
    </style:style>
    <style:style style:name="Heading_20__23_2_5f_" style:display-name="Heading #2_" style:family="text" style:parent-style-name="Default_20_Paragraph_20_Font">
      <style:text-properties fo:font-variant="normal" fo:text-transform="none" style:text-line-through-style="none" style:font-name="Times New Roman" fo:font-size="6.5pt" fo:letter-spacing="0.018cm" fo:font-style="normal" style:text-underline-style="none" fo:font-weight="bold" style:font-name-asian="Times New Roman1" style:font-size-asian="6.5pt" style:font-style-asian="normal" style:font-weight-asian="bold" style:font-name-complex="Times New Roman1" style:font-size-complex="6.5pt" style:font-style-complex="normal" style:font-weight-complex="bold"/>
    </style:style>
    <style:style style:name="Heading_20__23_2_20__2b__20_Palatino_20_Linotype_2c_10_20_pt_2c_Not_20_Bold_2c_Italic_2c_Spacing_20_0_20_pt" style:display-name="Heading #2 + Palatino Linotype,10 pt,Not Bold,Italic,Spacing 0 pt" style:family="text" style:parent-style-name="Heading_20__23_2_5f_">
      <style:text-properties fo:color="#000000" style:text-position="0% 0%" style:font-name="Palatino Linotype" fo:font-size="10pt" fo:letter-spacing="normal" fo:language="ru" fo:country="RU" fo:font-style="italic" fo:font-weight="bold" style:font-name-asian="Palatino Linotype1" style:font-size-asian="10pt" style:font-style-asian="italic" style:font-weight-asian="bold" style:font-name-complex="Palatino Linotype1" style:font-size-complex="10pt" style:font-style-complex="italic" style:font-weight-complex="bold" style:text-scale="100%"/>
    </style:style>
    <style:style style:name="Body_20_text_20__2b__20_Corbel_2c_10_20_pt_2c_Scale_20_40_25_" style:display-name="Body text + Corbel,10 pt,Scale 40%" style:family="text" style:parent-style-name="Body_20_text_5f_">
      <style:text-properties fo:color="#000000" style:text-position="0% 0%" style:font-name="Corbel" fo:font-size="10pt" fo:letter-spacing="normal" fo:language="en" fo:country="US" style:font-name-asian="Corbel1" style:font-size-asian="10pt" style:font-name-complex="Corbel1" style:font-size-complex="10pt" style:text-scale="40%"/>
    </style:style>
    <style:style style:name="Body_20_text_20__28_2_29__20__2b__20_SimHei_2c_10_20_pt_2c_Not_20_Italic_2c_Spacing_20_0_20_pt" style:display-name="Body text (2) + SimHei,10 pt,Not Italic,Spacing 0 pt" style:family="text" style:parent-style-name="Body_20_text_20__28_2_29__5f_">
      <style:text-properties fo:color="#000000" style:text-position="0% 0%" style:font-name="SimHei" fo:font-size="10pt" fo:letter-spacing="normal" fo:language="ru" fo:country="RU" fo:font-style="italic" style:font-name-asian="SimHei1" style:font-size-asian="10pt" style:font-style-asian="italic" style:font-name-complex="SimHei1" style:font-size-complex="10pt" style:font-style-complex="italic" style:text-scale="100%"/>
    </style:style>
    <style:style style:name="Heading_20__23_1_5f_" style:display-name="Heading #1_" style:family="text" style:parent-style-name="Default_20_Paragraph_20_Font">
      <style:text-properties fo:font-variant="normal" fo:text-transform="none" style:text-line-through-style="none" style:font-name="Times New Roman" fo:font-size="11.5pt" fo:letter-spacing="-0.035cm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Heading_20__23_1_20__2b__20_FrankRuehl_2c_30_20_pt_2c_Italic_2c_Spacing_20_-2_20_pt" style:display-name="Heading #1 + FrankRuehl,30 pt,Italic,Spacing -2 pt" style:family="text" style:parent-style-name="Heading_20__23_1_5f_">
      <style:text-properties fo:color="#000000" style:text-position="0% 0%" style:font-name="FrankRuehl" fo:font-size="30pt" fo:letter-spacing="-0.071cm" fo:language="ru" fo:country="RU" fo:font-style="italic" style:font-name-asian="FrankRuehl1" style:font-size-asian="30pt" style:font-style-asian="italic" style:font-name-complex="FrankRuehl1" style:font-size-complex="30pt" style:font-style-complex="italic" style:text-scale="100%"/>
    </style:style>
    <style:style style:name="Heading_20__23_1_20__2b__20_4_20_pt_2c_Italic_2c_Spacing_20_0_20_pt" style:display-name="Heading #1 + 4 pt,Italic,Spacing 0 pt" style:family="text" style:parent-style-name="Heading_20__23_1_5f_">
      <style:text-properties fo:color="#000000" style:text-position="0% 0%" fo:font-size="4pt" fo:letter-spacing="normal" fo:language="ru" fo:country="RU" fo:font-style="italic" style:font-size-asian="4pt" style:font-style-asian="italic" style:font-size-complex="4pt" style:font-style-complex="italic" style:text-scale="100%"/>
    </style:style>
    <style:style style:name="Body_20_text_20__28_3_29__20__2b__20_Corbel_2c_10_20_pt_2c_Not_20_Bold_2c_Not_20_Italic_2c_Spacing_20_0_20_pt_2c_Scale_20_40_25_" style:display-name="Body text (3) + Corbel,10 pt,Not Bold,Not Italic,Spacing 0 pt,Scale 40%" style:family="text" style:parent-style-name="Body_20_text_20__28_3_29__5f_">
      <style:text-properties fo:color="#000000" style:text-position="0% 0%" style:font-name="Corbel" fo:font-size="10pt" fo:letter-spacing="normal" fo:language="ru" fo:country="RU" fo:font-style="italic" fo:font-weight="bold" style:font-name-asian="Corbel1" style:font-size-asian="10pt" style:font-style-asian="italic" style:font-weight-asian="bold" style:font-name-complex="Corbel1" style:font-size-complex="10pt" style:font-style-complex="italic" style:font-weight-complex="bold" style:text-scale="40%"/>
    </style:style>
    <style:style style:name="Body_20_text_20__2b__20_Corbel_2c_Bold_2c_Scale_20_60_25_" style:display-name="Body text + Corbel,Bold,Scale 60%" style:family="text" style:parent-style-name="Body_20_text_5f_">
      <style:text-properties fo:color="#000000" style:text-position="0% 0%" style:font-name="Corbel" fo:letter-spacing="normal" fo:language="ru" fo:country="RU" fo:font-weight="bold" style:font-name-asian="Corbel1" style:font-weight-asian="bold" style:font-name-complex="Corbel1" style:font-weight-complex="bold" style:text-scale="60%"/>
    </style:style>
    <style:style style:name="Heading_20__23_2_20__28_2_29__5f_" style:display-name="Heading #2 (2)_" style:family="text" style:parent-style-name="Default_20_Paragraph_20_Font">
      <style:text-properties fo:font-variant="normal" fo:text-transform="none" style:text-line-through-style="none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Heading_20__23_2_20__28_2_29__20__2b__20_Corbel_2c_10_20_pt_2c_Scale_20_40_25_" style:display-name="Heading #2 (2) + Corbel,10 pt,Scale 40%" style:family="text" style:parent-style-name="Heading_20__23_2_20__28_2_29__5f_">
      <style:text-properties fo:color="#000000" style:text-position="0% 0%" style:font-name="Corbel" fo:font-size="10pt" fo:letter-spacing="normal" fo:language="en" fo:country="US" style:font-name-asian="Corbel1" style:font-size-asian="10pt" style:font-name-complex="Corbel1" style:font-size-complex="10pt" style:text-scale="40%"/>
    </style:style>
    <style:style style:name="Body_20_text_20__2b__20_7.5_20_pt_2c_Bold_2c_Italic_2c_Spacing_20_1_20_pt" style:display-name="Body text + 7.5 pt,Bold,Italic,Spacing 1 pt" style:family="text" style:parent-style-name="Body_20_text_5f_">
      <style:text-properties fo:color="#000000" style:text-position="0% 0%" fo:font-size="7.5pt" fo:letter-spacing="0.035cm" fo:language="ru" fo:country="RU" fo:font-style="italic" fo:font-weight="bold" style:font-size-asian="7.5pt" style:font-style-asian="italic" style:font-weight-asian="bold" style:font-size-complex="7.5pt" style:font-style-complex="italic" style:font-weight-complex="bold" style:text-scale="100%"/>
    </style:style>
    <style:style style:name="Body_20_text_20__2b__20_7.5_20_pt_2c_Spacing_20_1_20_pt" style:display-name="Body text + 7.5 pt,Spacing 1 pt" style:family="text" style:parent-style-name="Body_20_text_5f_">
      <style:text-properties fo:color="#000000" style:text-position="0% 0%" fo:font-size="7.5pt" fo:letter-spacing="0.035cm" fo:language="ru" fo:country="RU" style:font-size-asian="7.5pt" style:font-size-complex="7.5pt" style:text-scale="100%"/>
    </style:style>
    <style:style style:name="Body_20_text_20__2b__20_Corbel_2c_9.5_20_pt_2c_Italic_2c_Scale_20_60_25_" style:display-name="Body text + Corbel,9.5 pt,Italic,Scale 60%" style:family="text" style:parent-style-name="Body_20_text_5f_">
      <style:text-properties fo:color="#000000" style:text-position="0% 0%" style:font-name="Corbel" fo:font-size="9.5pt" fo:letter-spacing="normal" fo:language="en" fo:country="US" fo:font-style="italic" style:font-name-asian="Corbel1" style:font-size-asian="9.5pt" style:font-style-asian="italic" style:font-name-complex="Corbel1" style:font-size-complex="9.5pt" style:font-style-complex="italic" style:text-scale="60%"/>
    </style:style>
    <style:style style:name="Body_20_text" style:display-name="Body text" style:family="text" style:parent-style-name="Body_20_text_5f_">
      <style:text-properties fo:color="#000000" style:text-position="0% 0%" fo:letter-spacing="normal" fo:language="ru" fo:country="RU" style:text-scale="100%"/>
    </style:style>
    <style:style style:name="Body_20_text_20__2b__20_Italic_2c_Spacing_20_1_20_pt" style:display-name="Body text + Italic,Spacing 1 pt" style:family="text" style:parent-style-name="Body_20_text_5f_">
      <style:text-properties fo:color="#000000" style:text-position="0% 0%" fo:letter-spacing="0.035cm" fo:language="ru" fo:country="RU" fo:font-style="italic" style:font-style-asian="italic" style:font-style-complex="italic" style:text-scale="100%"/>
    </style:style>
    <style:style style:name="Body_20_text_20__2b__20_Candara_2c_7.5_20_pt" style:display-name="Body text + Candara,7.5 pt" style:family="text" style:parent-style-name="Body_20_text_5f_">
      <style:text-properties fo:color="#000000" style:text-position="0% 0%" style:font-name="Candara" fo:font-size="7.5pt" fo:letter-spacing="normal" fo:language="ru" fo:country="RU" style:font-name-asian="Candara1" style:font-size-asian="7.5pt" style:font-name-complex="Candara1" style:font-size-complex="7.5pt" style:text-scale="100%"/>
    </style:style>
    <style:style style:name="Body_20_text_20__2b__20_10_20_pt_2c_Spacing_20_0_20_pt" style:display-name="Body text + 10 pt,Spacing 0 pt" style:family="text" style:parent-style-name="Body_20_text_5f_">
      <style:text-properties fo:color="#000000" style:text-position="0% 0%" fo:font-size="10pt" fo:letter-spacing="0.018cm" fo:language="en" fo:country="US" style:font-size-asian="10pt" style:font-size-complex="10pt" style:text-scale="100%"/>
    </style:style>
    <style:style style:name="Body_20_text_20__28_3_29__20__2b__20_9_20_pt_2c_Italic_2c_Spacing_20_0_20_pt" style:display-name="Body text (3) + 9 pt,Italic,Spacing 0 pt" style:family="text" style:parent-style-name="Body_20_text_20__28_3_29__5f_">
      <style:text-properties fo:color="#000000" style:text-position="0% 0%" fo:font-size="9pt" fo:letter-spacing="normal" fo:language="ru" fo:country="RU" fo:font-style="italic" style:font-size-asian="9pt" style:font-style-asian="italic" style:font-size-complex="9pt" style:font-style-complex="italic" style:text-scale="100%"/>
    </style:style>
    <style:style style:name="Body_20_text_20__28_3_29__20__2b__20_9_20_pt" style:display-name="Body text (3) + 9 pt" style:family="text" style:parent-style-name="Body_20_text_20__28_3_29__5f_">
      <style:text-properties fo:color="#000000" style:text-position="0% 0%" fo:font-size="9pt" fo:language="ru" fo:country="RU" style:font-size-asian="9pt" style:font-size-complex="9pt" style:text-scale="100%"/>
    </style:style>
    <style:style style:name="Body_20_text_20__28_4_29__20__2b__20_Times_20_New_20_Roman_2c_8.5_20_pt_2c_Spacing_20_0_20_pt" style:display-name="Body text (4) + Times New Roman,8.5 pt,Spacing 0 pt" style:family="text" style:parent-style-name="Body_20_text_20__28_4_29__5f_">
      <style:text-properties fo:color="#000000" style:text-position="0% 0%" style:font-name="Times New Roman" fo:font-size="8.5pt" fo:letter-spacing="normal" fo:language="en" fo:country="US" style:font-name-asian="Times New Roman1" style:font-size-asian="8.5pt" style:font-name-complex="Times New Roman1" style:font-size-complex="8.5pt" style:text-scale="100%"/>
    </style:style>
    <style:style style:name="Body_20_text_20__28_4_29__20__2b__20_Gulim_2c_Italic_2c_Spacing_20_0_20_pt" style:display-name="Body text (4) + Gulim,Italic,Spacing 0 pt" style:family="text" style:parent-style-name="Body_20_text_20__28_4_29__5f_">
      <style:text-properties fo:color="#000000" style:text-position="0% 0%" style:font-name="Gulim" fo:letter-spacing="normal" fo:language="en" fo:country="US" fo:font-style="italic" style:font-name-asian="Gulim1" style:font-style-asian="italic" style:font-name-complex="Gulim1" style:font-style-complex="italic" style:text-scale="100%"/>
    </style:style>
    <style:style style:name="Heading_20__23_1_20__2b__20_9.5_20_pt_2c_Bold_2c_Not_20_Italic" style:display-name="Heading #1 + 9.5 pt,Bold,Not Italic" style:family="text" style:parent-style-name="Heading_20__23_1_5f_">
      <style:text-properties fo:color="#000000" style:text-position="0% 0%" fo:font-size="9.5pt" fo:letter-spacing="normal" fo:language="ru" fo:country="RU" fo:font-style="italic" fo:font-weight="bold" style:font-size-asian="9.5pt" style:font-style-asian="italic" style:font-weight-asian="bold" style:font-size-complex="9.5pt" style:font-style-complex="italic" style:font-weight-complex="bold" style:text-scale="100%"/>
    </style:style>
    <style:style style:name="Heading_20__23_1_20__2b__20_Not_20_Italic_2c_Spacing_20_2_20_pt" style:display-name="Heading #1 + Not Italic,Spacing 2 pt" style:family="text" style:parent-style-name="Heading_20__23_1_5f_">
      <style:text-properties fo:color="#000000" style:text-position="0% 0%" fo:letter-spacing="0.071cm" fo:language="ru" fo:country="RU" fo:font-style="italic" style:font-style-asian="italic" style:font-style-complex="italic" style:text-scale="100%"/>
    </style:style>
    <style:style style:name="Heading_20__23_1_20__2b__20_Bold_2c_Not_20_Italic" style:display-name="Heading #1 + Bold,Not Italic" style:family="text" style:parent-style-name="Heading_20__23_1_5f_">
      <style:text-properties fo:color="#000000" style:text-position="0% 0%" fo:letter-spacing="normal" fo:language="en" fo:country="US" fo:font-style="italic" fo:font-weight="bold" style:font-style-asian="italic" style:font-weight-asian="bold" style:font-style-complex="italic" style:font-weight-complex="bold" style:text-scale="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x </meta:initial-creator>
    <meta:creation-date>2013-05-27T12:19:40</meta:creation-date>
    <dc:date>2013-05-28T23:17:43</dc:date>
    <dc:creator>Fox </dc:creator>
    <meta:editing-duration>PT45M53S</meta:editing-duration>
    <meta:editing-cycles>2</meta:editing-cycles>
    <meta:generator>LibreOffice/3.5$Linux_X86_64 LibreOffice_project/350m1$Build-2</meta:generator>
    <meta:document-statistic meta:table-count="0" meta:image-count="61" meta:object-count="0" meta:page-count="13" meta:paragraph-count="72" meta:word-count="1507" meta:character-count="10674" meta:non-whitespace-character-count="9108"/>
  </office:meta>
</office:document-meta>
</file>